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1" svg:font-family="Symbol"/>
    <style:font-face style:name="Courier New" svg:font-family="'Courier New'" style:font-family-generic="roman"/>
    <style:font-face style:name="FreeMono" svg:font-family="FreeMono" style:font-family-generic="roman"/>
    <style:font-face style:name="Liberation Sans1" svg:font-family="'Liberation Sans', Arial" style:font-family-generic="roman"/>
    <style:font-face style:name="Mangal" svg:font-family="Mangal" style:font-family-generic="roman"/>
    <style:font-face style:name="Microsoft YaHei" svg:font-family="'Microsoft YaHei'" style:font-family-generic="roman"/>
    <style:font-face style:name="OpenSymbol" svg:font-family="Open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Arial1" svg:font-family="Arial" style:font-family-generic="swiss"/>
    <style:font-face style:name="Liberation Sans2" svg:font-family="'Liberation Sans', Arial" style:font-pitch="variable"/>
    <style:font-face style:name="Mangal2" svg:font-family="Mangal" style:font-pitch="variable"/>
    <style:font-face style:name="Microsoft YaHei1" svg:font-family="'Microsoft YaHei'" style:font-pitch="variable"/>
    <style:font-face style:name="SimSun1" svg:font-family="SimSun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01cm" fo:line-height="100%" fo:text-align="end" style:justify-single-word="false" fo:text-indent="0cm" style:auto-text-indent="fals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weight-complex="normal" style:text-emphasize="none"/>
    </style:style>
    <style:style style:name="P2" style:family="paragraph" style:parent-style-name="Footer">
      <style:paragraph-properties fo:margin-top="0cm" fo:margin-bottom="0cm" style:contextual-spacing="false" fo:line-height="100%" fo:text-align="start" style:justify-single-word="false" text:number-lines="false" text:line-number="0">
        <style:tab-stops>
          <style:tab-stop style:position="8.795cm" style:type="center"/>
          <style:tab-stop style:position="18.113cm" style:type="right"/>
        </style:tab-stops>
      </style:paragraph-properties>
      <style:text-properties fo:color="#000000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Open Sans" style:font-size-complex="14pt" style:text-emphasize="none"/>
    </style:style>
    <style:style style:name="P3" style:family="paragraph" style:parent-style-name="Footer">
      <style:paragraph-properties fo:margin-top="0cm" fo:margin-bottom="0cm" style:contextual-spacing="false" fo:line-height="100%" fo:text-align="start" style:justify-single-word="false" text:number-lines="false" text:line-number="0">
        <style:tab-stops>
          <style:tab-stop style:position="8.795cm" style:type="center"/>
          <style:tab-stop style:position="18.113cm" style:type="right"/>
        </style:tab-stops>
      </style:paragraph-properties>
      <style:text-properties fo:color="#000000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Open Sans" style:font-size-complex="14pt" style:font-weight-complex="normal" style:text-emphasize="non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fo:text-align="end" style:justify-single-word="false"/>
      <style:text-properties style:font-name="Open Sans" fo:font-size="9pt" style:font-size-asian="9pt" style:font-size-complex="9pt"/>
    </style:style>
    <style:style style:name="P6" style:family="paragraph" style:parent-style-name="Predeterminado">
      <style:paragraph-properties fo:margin-top="0cm" fo:margin-bottom="0.101cm" style:contextual-spacing="false" fo:line-height="100%"/>
    </style:style>
    <style:style style:name="P7" style:family="paragraph" style:parent-style-name="Predeterminado">
      <style:paragraph-properties fo:margin-top="0cm" fo:margin-bottom="0.101cm" style:contextual-spacing="false" fo:line-height="100%" fo:text-align="start" style:justify-single-word="false"/>
    </style:style>
    <style:style style:name="P8" style:family="paragraph" style:parent-style-name="Predeterminado">
      <style:paragraph-properties fo:margin-top="0cm" fo:margin-bottom="0.101cm" style:contextual-spacing="false" fo:line-height="100%"/>
      <style:text-properties officeooo:paragraph-rsid="002acb0b"/>
    </style:style>
    <style:style style:name="P9" style:family="paragraph" style:parent-style-name="Predeterminado">
      <style:paragraph-properties fo:margin-top="0cm" fo:margin-bottom="0.101cm" style:contextual-spacing="false" fo:line-height="100%"/>
      <style:text-properties style:font-name="Open Sans" fo:font-size="11pt" style:font-size-asian="11pt" style:font-name-complex="Open Sans" style:font-size-complex="11pt"/>
    </style:style>
    <style:style style:name="P10" style:family="paragraph" style:parent-style-name="Predeterminado">
      <style:paragraph-properties fo:margin-top="0cm" fo:margin-bottom="0.101cm" style:contextual-spacing="false" fo:line-height="100%" fo:text-align="start" style:justify-single-word="false"/>
      <style:text-properties style:font-name="Open Sans" fo:font-size="11pt" style:font-size-asian="11pt" style:font-name-complex="Open Sans" style:font-size-complex="11pt"/>
    </style:style>
    <style:style style:name="P11" style:family="paragraph" style:parent-style-name="Predeterminado">
      <style:paragraph-properties fo:margin-top="0cm" fo:margin-bottom="0.101cm" style:contextual-spacing="false" fo:line-height="100%"/>
      <style:text-properties fo:color="#000000" style:font-name="Open Sans" fo:font-size="11pt" style:font-size-asian="11pt" style:font-name-complex="Open Sans" style:font-size-complex="11pt"/>
    </style:style>
    <style:style style:name="P12" style:family="paragraph" style:parent-style-name="Text_20_body">
      <style:paragraph-properties fo:margin-top="0cm" fo:margin-bottom="0.101cm" style:contextual-spacing="false" fo:line-height="100%"/>
    </style:style>
    <style:style style:name="P13" style:family="paragraph" style:parent-style-name="Text_20_body">
      <style:paragraph-properties fo:margin-top="0cm" fo:margin-bottom="0.101cm" style:contextual-spacing="false" fo:line-height="100%"/>
      <style:text-properties style:font-name="Open Sans" fo:font-size="11pt" style:font-size-asian="11pt" style:font-name-complex="Open Sans" style:font-size-complex="11pt"/>
    </style:style>
    <style:style style:name="P14" style:family="paragraph" style:parent-style-name="Text_20_body">
      <style:paragraph-properties fo:margin-top="0cm" fo:margin-bottom="0.101cm" style:contextual-spacing="false" fo:line-height="100%"/>
      <style:text-properties style:font-name="Open Sans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Open Sans" fo:font-size="10pt" style:font-size-asian="10pt" style:font-name-complex="Open Sans" style:font-size-complex="10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Open Sans" fo:font-size="10pt" fo:font-weight="bold" style:font-name-asian="Open Sans" style:font-size-asian="10pt" style:font-weight-asian="bold" style:font-name-complex="Open Sans" style:font-size-complex="10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Open Sans" fo:font-size="20pt" fo:font-weight="bold" style:font-size-asian="20pt" style:font-weight-asian="bold" style:font-name-complex="Open Sans" style:font-size-complex="20pt" style:font-weight-complex="bold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Open Sans" style:font-name-complex="Open Sans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Open Sans" fo:font-size="16pt" style:font-size-asian="16pt" style:font-name-complex="Open Sans" style:font-size-complex="16pt"/>
    </style:style>
    <style:style style:name="P20" style:family="paragraph" style:parent-style-name="Standard">
      <style:paragraph-properties fo:line-height="100%" fo:text-align="justify" style:justify-single-word="false"/>
      <style:text-properties fo:color="#000000" style:font-name="Open Sans" style:text-underline-style="none" style:font-name-complex="Open Sans"/>
    </style:style>
    <style:style style:name="P21" style:family="paragraph" style:parent-style-name="Standard">
      <style:paragraph-properties fo:margin-left="0cm" fo:margin-right="1cm" fo:line-height="100%" fo:text-align="end" style:justify-single-word="false" fo:text-indent="0cm" style:auto-text-indent="false"/>
      <style:text-properties fo:color="#000000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Open Sans" style:font-size-complex="14pt" style:text-emphasize="none"/>
    </style:style>
    <style:style style:name="P22" style:family="paragraph" style:parent-style-name="Standard">
      <style:paragraph-properties fo:margin-left="0cm" fo:margin-right="1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Open Sans" style:font-size-complex="14pt" style:text-emphasize="none"/>
    </style:style>
    <style:style style:name="P23" style:family="paragraph" style:parent-style-name="Contents_20_1">
      <style:paragraph-properties>
        <style:tab-stops>
          <style:tab-stop style:position="13.901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top="0cm" fo:margin-bottom="0.25cm" style:contextual-spacing="false" fo:line-height="100%" fo:text-align="justify" style:justify-single-word="false"/>
      <style:text-properties style:font-name="Open Sans" fo:font-size="11pt" fo:language="es" fo:country="ES" style:font-size-asian="11pt" style:font-name-complex="Open Sans" style:font-size-complex="11pt"/>
    </style:style>
    <style:style style:name="P25" style:family="paragraph" style:parent-style-name="Text_20_body">
      <style:paragraph-properties fo:margin-top="0cm" fo:margin-bottom="0.25cm" style:contextual-spacing="false" fo:line-height="100%" fo:text-align="justify" style:justify-single-word="false"/>
      <style:text-properties style:font-name="Open Sans" fo:font-size="11pt" style:font-size-asian="11pt" style:font-name-complex="Open Sans" style:font-size-complex="11pt"/>
    </style:style>
    <style:style style:name="P26" style:family="paragraph" style:parent-style-name="Text_20_body">
      <style:paragraph-properties fo:margin-top="0cm" fo:margin-bottom="0.25cm" style:contextual-spacing="false" fo:line-height="100%" fo:text-align="justify" style:justify-single-word="false"/>
      <style:text-properties fo:color="#000000" style:font-name="Open Sans" fo:font-size="11pt" style:font-size-asian="11pt" style:font-name-complex="Open Sans" style:font-size-complex="11pt"/>
    </style:style>
    <style:style style:name="P27" style:family="paragraph" style:parent-style-name="Text_20_body">
      <style:text-properties officeooo:paragraph-rsid="0020b88f"/>
    </style:style>
    <style:style style:name="P28" style:family="paragraph" style:parent-style-name="Standard" style:master-page-name="Standard">
      <style:paragraph-properties fo:line-height="100%" fo:text-align="justify" style:justify-single-word="false" style:page-number="auto"/>
      <style:text-properties style:font-name="Open Sans" fo:font-size="10pt" style:font-size-asian="10pt" style:font-name-complex="Open Sans" style:font-size-complex="10pt"/>
    </style:style>
    <style:style style:name="P29" style:family="paragraph" style:parent-style-name="Heading_20_2">
      <style:paragraph-properties fo:margin-left="0cm" fo:margin-right="0cm" fo:margin-top="0cm" fo:margin-bottom="0.101cm" style:contextual-spacing="false" fo:line-height="100%" fo:text-indent="0cm" style:auto-text-indent="false"/>
      <style:text-properties style:font-name="Open Sans" fo:font-size="11pt" style:font-size-asian="11pt" style:font-name-complex="Open Sans" style:font-size-complex="11pt"/>
    </style:style>
    <style:style style:name="P30" style:family="paragraph" style:parent-style-name="Heading_20_2" style:list-style-name="">
      <style:paragraph-properties fo:margin-left="0cm" fo:margin-right="0cm" fo:margin-top="0cm" fo:margin-bottom="0.101cm" style:contextual-spacing="false" fo:line-height="100%" fo:text-indent="0cm" style:auto-text-indent="false"/>
      <style:text-properties fo:color="#000000" style:font-name="Open Sans" fo:font-size="11pt" style:text-underline-style="none" style:font-size-asian="11pt" style:font-name-complex="Open Sans" style:font-size-complex="11pt" style:font-weight-complex="bold"/>
    </style:style>
    <style:style style:name="P31" style:family="paragraph" style:parent-style-name="Heading_20_2">
      <style:paragraph-properties fo:margin-top="0cm" fo:margin-bottom="0.101cm" style:contextual-spacing="false" fo:line-height="100%"/>
      <style:text-properties fo:color="#000000" style:font-name="Open Sans" fo:font-size="11pt" style:text-underline-style="none" style:font-size-asian="11pt" style:font-name-complex="Open Sans" style:font-size-complex="11pt"/>
    </style:style>
    <style:style style:name="P32" style:family="paragraph" style:parent-style-name="Heading_20_2">
      <style:paragraph-properties fo:margin-top="0cm" fo:margin-bottom="0.101cm" style:contextual-spacing="false" fo:line-height="100%"/>
      <style:text-properties fo:color="#000000" style:font-name="Open Sans" fo:font-size="11pt" style:text-underline-style="none" style:font-size-asian="11pt" style:font-name-complex="Open Sans" style:font-size-complex="11pt" style:font-weight-complex="bold"/>
    </style:style>
    <style:style style:name="P33" style:family="paragraph" style:parent-style-name="Heading_20_2">
      <style:paragraph-properties fo:margin-top="0cm" fo:margin-bottom="0.101cm" style:contextual-spacing="false" fo:line-height="100%"/>
      <style:text-properties fo:color="#000000" style:font-name="Open Sans" fo:font-size="11pt" style:text-underline-style="none" fo:font-weight="bold" style:font-size-asian="11pt" style:font-weight-asian="bold" style:font-name-complex="Open Sans" style:font-size-complex="11pt" style:font-weight-complex="bold"/>
    </style:style>
    <style:style style:name="P34" style:family="paragraph" style:parent-style-name="Heading_20_2">
      <style:paragraph-properties fo:margin-top="0cm" fo:margin-bottom="0.101cm" style:contextual-spacing="false" fo:line-height="100%"/>
      <style:text-properties fo:color="#000000" style:font-name="Open Sans" fo:font-size="11pt" fo:letter-spacing="normal" style:font-size-asian="11pt" style:font-name-complex="Open Sans" style:font-size-complex="11pt"/>
    </style:style>
    <style:style style:name="P35" style:family="paragraph" style:parent-style-name="Heading_20_2">
      <style:paragraph-properties fo:margin-top="0cm" fo:margin-bottom="0.101cm" style:contextual-spacing="false" fo:line-height="100%"/>
      <style:text-properties style:font-name="Open Sans" fo:font-size="11pt" style:text-underline-style="none" style:font-size-asian="11pt" style:font-name-complex="Open Sans" style:font-size-complex="11pt" style:font-weight-complex="bold"/>
    </style:style>
    <style:style style:name="P36" style:family="paragraph" style:parent-style-name="Heading_20_2">
      <style:paragraph-properties fo:margin-top="0cm" fo:margin-bottom="0.101cm" style:contextual-spacing="false" fo:line-height="100%"/>
      <style:text-properties style:font-name="Open Sans" fo:font-size="11pt" style:text-underline-style="none" style:font-size-asian="11pt" style:font-name-complex="Open Sans" style:font-size-complex="11pt"/>
    </style:style>
    <style:style style:name="P37" style:family="paragraph" style:parent-style-name="Heading_20_2">
      <style:paragraph-properties fo:margin-top="0cm" fo:margin-bottom="0.101cm" style:contextual-spacing="false" fo:line-height="100%"/>
      <style:text-properties style:font-name="Open Sans" fo:font-size="11pt" style:text-underline-style="none" fo:font-weight="bold" style:font-size-asian="11pt" style:font-weight-asian="bold" style:font-name-complex="Open Sans" style:font-size-complex="11pt" style:font-weight-complex="bold"/>
    </style:style>
    <style:style style:name="P38" style:family="paragraph" style:parent-style-name="Heading_20_2">
      <style:paragraph-properties fo:margin-top="0cm" fo:margin-bottom="0.101cm" style:contextual-spacing="false" fo:line-height="100%"/>
      <style:text-properties style:font-name="Open Sans" fo:font-size="11pt" style:font-size-asian="11pt" style:font-name-complex="Open Sans" style:font-size-complex="11pt"/>
    </style:style>
    <style:style style:name="P39" style:family="paragraph" style:parent-style-name="Heading_20_2">
      <style:paragraph-properties fo:margin-top="0cm" fo:margin-bottom="0.101cm" style:contextual-spacing="false" fo:line-height="100%"/>
      <style:text-properties style:font-name="Open Sans" fo:font-size="11pt" officeooo:paragraph-rsid="002ddc33" style:font-size-asian="11pt" style:font-name-complex="Open Sans" style:font-size-complex="11pt"/>
    </style:style>
    <style:style style:name="P40" style:family="paragraph" style:parent-style-name="Contents_20_Heading" style:master-page-name="Converteix_20_1">
      <style:paragraph-properties style:page-number="auto"/>
    </style:style>
    <style:style style:name="P41" style:family="paragraph">
      <style:paragraph-properties fo:line-height="100%" fo:text-align="center" style:text-autospace="ideograph-alpha" style:punctuation-wrap="hanging" style:line-break="strict" style:writing-mode="lr-tb"/>
    </style:style>
    <style:style style:name="P4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/>
    </style:style>
    <style:style style:name="T1" style:family="text">
      <style:text-properties style:font-name-complex="Open Sans"/>
    </style:style>
    <style:style style:name="T2" style:family="text">
      <style:text-properties style:font-name="Open Sans" fo:font-size="11pt" style:font-size-asian="11pt" style:font-name-complex="Open Sans" style:font-size-complex="11pt"/>
    </style:style>
    <style:style style:name="T3" style:family="text">
      <style:text-properties style:font-name="Open Sans" fo:font-size="11pt" officeooo:rsid="002acb0b" style:font-size-asian="11pt" style:font-name-complex="Open Sans" style:font-size-complex="11pt"/>
    </style:style>
    <style:style style:name="T4" style:family="text">
      <style:text-properties style:font-name="Open Sans" fo:font-size="11pt" style:font-size-asian="11pt" style:font-size-complex="11pt"/>
    </style:style>
    <style:style style:name="T5" style:family="text">
      <style:text-properties fo:color="#000000" style:text-outline="false" style:text-line-through-style="none" style:text-line-through-type="none" style:font-name="Open Sans" fo:font-size="11pt" fo:language="zxx" fo:country="none" fo:font-style="normal" fo:text-shadow="none" style:text-underline-style="none" fo:font-weight="normal" style:letter-kerning="true" style:font-name-asian="Tahoma1" style:font-size-asian="11pt" style:language-asian="zxx" style:country-asian="none" style:font-style-asian="normal" style:font-weight-asian="normal" style:font-name-complex="Open Sans" style:font-size-complex="11pt" style:language-complex="zxx" style:country-complex="none" style:text-emphasize="none"/>
    </style:style>
    <style:style style:name="T6" style:family="text">
      <style:text-properties fo:color="#000000" style:font-name="Open Sans" fo:font-size="11pt" style:font-size-asian="11pt" style:font-name-complex="Open Sans" style:font-size-complex="11pt"/>
    </style:style>
    <style:style style:name="T7" style:family="text">
      <style:text-properties fo:color="#000000" style:font-name="Open Sans" fo:font-size="11pt" style:font-name-asian="Open Sans" style:font-size-asian="11pt" style:font-name-complex="Open Sans" style:font-size-complex="11pt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02c3587"/>
    </style:style>
    <style:style style:name="T10" style:family="text">
      <style:text-properties fo:color="#000000" style:text-underline-style="none" officeooo:rsid="002d024a"/>
    </style:style>
    <style:style style:name="T11" style:family="text">
      <style:text-properties fo:color="#000000" style:text-underline-style="none" officeooo:rsid="0028f9a7"/>
    </style:style>
    <style:style style:name="T12" style:family="text">
      <style:text-properties fo:color="#000000" style:text-underline-style="none" officeooo:rsid="0027eb6c"/>
    </style:style>
    <style:style style:name="T13" style:family="text">
      <style:text-properties fo:color="#000099" style:font-name="Open Sans" fo:font-size="11pt" style:font-size-asian="11pt" style:font-name-complex="Open Sans" style:font-size-complex="11pt"/>
    </style:style>
    <style:style style:name="T14" style:family="text">
      <style:text-properties fo:color="#000099" style:text-outline="false" style:text-line-through-style="none" style:text-line-through-type="none" style:font-name="Open Sans" fo:font-size="11pt" fo:language="zxx" fo:country="none" fo:font-style="normal" fo:text-shadow="none" style:text-underline-style="none" fo:font-weight="normal" style:letter-kerning="true" style:font-name-asian="Tahoma1" style:font-size-asian="11pt" style:language-asian="zxx" style:country-asian="none" style:font-style-asian="normal" style:font-weight-asian="normal" style:font-name-complex="Open Sans" style:font-size-complex="11pt" style:language-complex="zxx" style:country-complex="none" style:text-emphasize="none"/>
    </style:style>
    <style:style style:name="T15" style:family="text">
      <style:text-properties fo:color="#000080" style:text-outline="false" style:text-line-through-style="none" style:text-line-through-type="none" style:font-name="Open Sans" fo:font-size="11pt" fo:language="zxx" fo:country="none" fo:font-style="normal" fo:text-shadow="none" style:text-underline-style="solid" style:text-underline-width="auto" style:text-underline-color="font-color" fo:font-weight="normal" style:letter-kerning="true" style:font-name-asian="Tahoma1" style:font-size-asian="11pt" style:language-asian="zxx" style:country-asian="none" style:font-style-asian="normal" style:font-weight-asian="normal" style:font-name-complex="Open Sans" style:font-size-complex="11pt" style:language-complex="zxx" style:country-complex="none" style:text-emphasize="none"/>
    </style:style>
    <style:style style:name="T16" style:family="text">
      <style:text-properties fo:color="#000080" style:font-name="Open Sans" fo:font-size="11pt" fo:language="zxx" fo:country="none" style:text-underline-style="solid" style:text-underline-width="auto" style:text-underline-color="font-color" style:font-size-asian="11pt" style:language-asian="zxx" style:country-asian="none" style:font-name-complex="Open Sans" style:font-size-complex="11pt" style:language-complex="zxx" style:country-complex="none"/>
    </style:style>
    <style:style style:name="T17" style:family="text">
      <style:text-properties fo:color="#000080" style:font-name="Open Sans" fo:font-size="11pt" style:font-size-asian="11pt" style:font-name-complex="Open Sans" style:font-size-complex="11pt"/>
    </style:style>
    <style:style style:name="T18" style:family="text">
      <style:text-properties fo:color="#000066" style:font-name="Open Sans" fo:font-size="11pt" style:font-size-asian="11pt" style:font-name-complex="Open Sans" style:font-size-complex="11pt"/>
    </style:style>
    <style:style style:name="T19" style:family="text">
      <style:text-properties officeooo:rsid="0027eb6c"/>
    </style:style>
    <style:style style:name="T20" style:family="text">
      <style:text-properties officeooo:rsid="0028f9a7"/>
    </style:style>
    <style:style style:name="T21" style:family="text">
      <style:text-properties style:use-window-font-color="true" style:font-name="Open Sans" fo:font-size="11pt" style:text-underline-style="none" officeooo:rsid="002acb0b" style:font-size-asian="11pt" style:font-name-complex="Open Sans" style:font-size-complex="11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use-window-font-color="true" style:font-name="Liberation Serif1" fo:font-size="12pt" fo:language="es" fo:country="ES" style:letter-kerning="true" style:font-name-asian="SimSun1" style:font-size-asian="12pt" style:language-asian="zh" style:country-asian="CN" style:font-name-complex="Mangal2" style:font-size-complex="12pt" style:language-complex="hi" style:country-complex="IN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Open Sans" fo:font-size="24pt" fo:letter-spacing="normal" fo:language="es" fo:country="ES" fo:font-style="normal" fo:text-shadow="none" style:text-underline-style="none" fo:font-weight="bold" style:letter-kerning="true" style:font-name-asian="SimSun1" style:font-size-asian="24pt" style:language-asian="zh" style:country-asian="CN" style:font-style-asian="normal" style:font-weight-asian="bold" style:font-name-complex="Mangal2" style:font-size-complex="24pt" style:language-complex="hi" style:country-complex="IN" style:font-style-complex="normal" style:font-weight-complex="bold" style:text-emphasize="none" style:text-scale="100%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Open Sans" fo:font-size="18pt" fo:letter-spacing="normal" fo:language="es" fo:country="ES" fo:font-style="normal" fo:text-shadow="none" style:text-underline-style="none" fo:font-weight="bold" style:letter-kerning="true" style:font-name-asian="SimSun1" style:font-size-asian="18pt" style:language-asian="zh" style:country-asian="CN" style:font-style-asian="normal" style:font-weight-asian="bold" style:font-name-complex="Mangal2" style:font-size-complex="18pt" style:language-complex="hi" style:country-complex="IN" style:font-style-complex="normal" style:font-weight-complex="bold" style:text-emphasize="none" style:text-scale="100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2pt" fo:letter-spacing="normal" fo:language="es" fo:country="ES" fo:font-style="normal" fo:text-shadow="none" style:text-underline-style="none" fo:font-weight="bold" style:letter-kerning="true" style:font-name-asian="SimSun1" style:font-size-asian="12pt" style:language-asian="zh" style:country-asian="CN" style:font-style-asian="normal" style:font-weight-asian="bold" style:font-name-complex="Mangal2" style:font-size-complex="12pt" style:language-complex="hi" style:country-complex="IN" style:font-style-complex="normal" style:font-weight-complex="bold" style:text-emphasize="none" style:text-scale="100%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Open Sans" fo:font-size="20pt" fo:letter-spacing="normal" fo:language="es" fo:country="ES" fo:font-style="normal" fo:text-shadow="none" style:text-underline-style="none" fo:font-weight="bold" style:letter-kerning="true" style:font-name-asian="SimSun1" style:font-size-asian="20pt" style:language-asian="zh" style:country-asian="CN" style:font-style-asian="normal" style:font-weight-asian="bold" style:font-name-complex="Mangal2" style:font-size-complex="20pt" style:language-complex="hi" style:country-complex="IN" style:font-style-complex="normal" style:font-weight-complex="bold" style:text-emphasize="none" style:text-scale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 text:c="31"/></text:p>
      <text:p text:style-name="P15"/>
      <text:p text:style-name="P15"/>
      <text:p text:style-name="P15"/>
      <text:p text:style-name="P15"/>
      <text:p text:style-name="P15"/>
      <text:p text:style-name="P17"><draw:frame text:anchor-type="char" draw:z-index="0" draw:style-name="gr1" draw:text-style-name="P41" svg:width="21cm" svg:height="23.52cm" svg:x="-2cm" svg:y="-12.64cm"><draw:text-box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1"><text:span text:style-name="T23"/></text:p><text:p text:style-name="P42"><text:span text:style-name="T23"/></text:p><text:p text:style-name="P42"><text:span text:style-name="T24"/></text:p><text:p text:style-name="P42"><text:span text:style-name="T24"/></text:p><text:p text:style-name="P42"><text:span text:style-name="T24"/></text:p><text:p text:style-name="P42"><text:span text:style-name="T24"/></text:p><text:p text:style-name="P42"><text:span text:style-name="T24"/></text:p><text:p text:style-name="P42"><text:span text:style-name="T24"/></text:p><text:p text:style-name="P42"><text:span text:style-name="T24">GISWATER</text:span></text:p><text:p text:style-name="P42"><text:span text:style-name="T25"/></text:p><text:p text:style-name="P42"><text:span text:style-name="T26"/></text:p><text:p text:style-name="P42"><text:span text:style-name="T27">REFERENCES AND USEFULL LINKS</text:span></text:p></draw:text-box></draw:frame></text:p>
      <text:p text:style-name="P18"/>
      <text:p text:style-name="P19"/>
      <text:p text:style-name="P21"/>
      <text:p text:style-name="P21"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0"><text:span text:style-name="T11">I</text:span><text:span text:style-name="T8">nd</text:span><text:span text:style-name="T12">ex</text:span></text:p>
      <text:table-of-content text:style-name="Sect1" text:name="Índex de contingu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31.399cm" style:leader-char=" " style:with-tab="false"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3"><text:a xlink:type="simple" xlink:href="#__RefHeading__5404_829129143"><text:span text:style-name="Index_20_Link"><text:span text:style-name="T8">Open source Public government:<text:tab/></text:span></text:span></text:a><text:span text:style-name="Index_20_Link"><text:span text:style-name="T10">3</text:span></text:span></text:p>
          <text:p text:style-name="P23"><text:a xlink:type="simple" xlink:href="#__RefHeading__5406_829129143"><text:span text:style-name="Index_20_Link"><text:span text:style-name="T8">Open Source projects:<text:tab/></text:span></text:span></text:a><text:span text:style-name="Index_20_Link"><text:span text:style-name="T10">3</text:span></text:span></text:p>
          <text:p text:style-name="P23"><text:a xlink:type="simple" xlink:href="#__RefHeading__5408_829129143"><text:span text:style-name="Index_20_Link"><text:span text:style-name="T8">GIS Software:<text:tab/></text:span></text:span></text:a><text:span text:style-name="Index_20_Link"><text:span text:style-name="T10">3</text:span></text:span></text:p>
          <text:p text:style-name="P23"><text:a xlink:type="simple" xlink:href="#__RefHeading__1150_804636727"><text:span text:style-name="Index_20_Link"><text:span text:style-name="T8">Databases<text:tab/></text:span></text:span></text:a><text:span text:style-name="Index_20_Link"><text:span text:style-name="T10">3</text:span></text:span></text:p>
          <text:p text:style-name="P23"><text:a xlink:type="simple" xlink:href="#__RefHeading__1152_804636727"><text:span text:style-name="Index_20_Link"><text:span text:style-name="T8">Database administrators<text:tab/></text:span></text:span></text:a><text:span text:style-name="Index_20_Link"><text:span text:style-name="T10">4</text:span></text:span></text:p>
          <text:p text:style-name="P23"><text:a xlink:type="simple" xlink:href="#__RefHeading__1154_804636727"><text:span text:style-name="Index_20_Link"><text:span text:style-name="T8">Giswater<text:tab/></text:span></text:span></text:a><text:span text:style-name="Index_20_Link"><text:span text:style-name="T10">4</text:span></text:span></text:p>
          <text:p text:style-name="P23"><text:a xlink:type="simple" xlink:href="#__RefHeading__1156_804636727"><text:span text:style-name="Index_20_Link"><text:span text:style-name="T8">Urban drainage<text:tab/></text:span></text:span></text:a><text:span text:style-name="Index_20_Link"><text:span text:style-name="T10">4</text:span></text:span></text:p>
          <text:p text:style-name="P23"><text:a xlink:type="simple" xlink:href="#__RefHeading__1158_804636727"><text:span text:style-name="Index_20_Link"><text:span text:style-name="T8">EPA SWMM<text:tab/></text:span></text:span></text:a><text:span text:style-name="Index_20_Link"><text:span text:style-name="T10">4</text:span></text:span></text:p>
          <text:p text:style-name="P23"><text:a xlink:type="simple" xlink:href="#__RefHeading__1162_8046367271"><text:span text:style-name="Index_20_Link"><text:span text:style-name="T8">Water supply<text:tab/></text:span></text:span></text:a><text:span text:style-name="Index_20_Link"><text:span text:style-name="T10">5</text:span></text:span></text:p>
          <text:p text:style-name="P23"><text:a xlink:type="simple" xlink:href="#__RefHeading__1164_8046367271"><text:span text:style-name="Index_20_Link"><text:span text:style-name="T8">EPANET<text:tab/></text:span></text:span></text:a><text:span text:style-name="Index_20_Link"><text:span text:style-name="T10">5</text:span></text:span></text:p>
          <text:p text:style-name="P23"><text:a xlink:type="simple" xlink:href="#__RefHeading__3072_452542281"><text:span text:style-name="Index_20_Link"><text:span text:style-name="T8">Pluggins<text:tab/></text:span></text:span></text:a><text:span text:style-name="Index_20_Link"><text:span text:style-name="T10">5</text:span></text:span></text:p>
          <text:p text:style-name="P23"><text:a xlink:type="simple" xlink:href="#__RefHeading__3074_452542281"><text:span text:style-name="Index_20_Link"><text:span text:style-name="T8">Academic<text:tab/></text:span></text:span></text:a><text:span text:style-name="Index_20_Link"><text:span text:style-name="T10">6</text:span></text:span></text:p>
          <text:p text:style-name="P23"><text:a xlink:type="simple" xlink:href="#__RefHeading__1168_804636727"><text:span text:style-name="Index_20_Link"><text:span text:style-name="T8">Management Software<text:tab/></text:span></text:span></text:a><text:span text:style-name="Index_20_Link"><text:span text:style-name="T10">6</text:span></text:span></text:p>
          <text:p text:style-name="P23"><text:a xlink:type="simple" xlink:href="#__RefHeading__1170_804636727"><text:span text:style-name="Index_20_Link"><text:span text:style-name="T8">References<text:tab/></text:span></text:span></text:a><text:span text:style-name="Index_20_Link"><text:span text:style-name="T10">6</text:span></text:span></text:p>
        </text:index-body>
      </text:table-of-content>
      <text:p text:style-name="P20"/>
      <text:p text:style-name="P20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9086460440799912934" text:style-name="WW8Num1">
        <text:list-item>
          <text:p text:style-name="P29"><text:bookmark-start text:name="__RefHeading__5404_829129143"/><text:soft-page-break/><text:span text:style-name="T9">O</text:span><text:span text:style-name="T8">pen source Public government:</text:span><text:bookmark-end text:name="__RefHeading__5404_829129143"/></text:p>
        </text:list-item>
      </text:list>
      <text:p text:style-name="P7"><text:span text:style-name="T6">Localret:<text:tab/><text:tab/><text:tab/></text:span><text:span text:style-name="T18"><text:tab/></text:span><text:a xlink:type="simple" xlink:href="http://www.localret.cat/"><text:span text:style-name="Internet_20_link"><text:span text:style-name="T17">www.localret.cat</text:span></text:span></text:a></text:p>
      <text:p text:style-name="P7"><text:span text:style-name="T6">Cenatic:<text:tab/><text:tab/><text:tab/><text:tab/></text:span><text:a xlink:type="simple" xlink:href="http://www.cenatic.es/"><text:span text:style-name="Internet_20_link"><text:span text:style-name="T17">www.cenatic.es</text:span></text:span></text:a></text:p>
      <text:p text:style-name="P7"><text:span text:style-name="T6">Ayuntamiento Zaragoza: <text:s text:c="5"/><text:tab/><text:tab/></text:span><text:a xlink:type="simple" xlink:href="http://www.zaragoza.es/"><text:span text:style-name="Internet_20_link"><text:span text:style-name="T17">www.zaragoza.es</text:span></text:span></text:a></text:p>
      <text:p text:style-name="P7"><text:span text:style-name="T6">Ayuntamiento Munich:<text:tab/><text:tab/></text:span><text:a xlink:type="simple" xlink:href="http://www.muenchen.de/"><text:span text:style-name="Internet_20_link"><text:span text:style-name="T17">www.muenchen.de</text:span></text:span></text:a></text:p>
      <text:p text:style-name="P7"><text:span text:style-name="T6">Gobierno Brasileiro:<text:tab/><text:tab/><text:tab/></text:span><text:a xlink:type="simple" xlink:href="http://www.softwarepublico.gov.br/"><text:span text:style-name="Internet_20_link"><text:span text:style-name="T17">www.softwarepublico.gov.br</text:span></text:span></text:a></text:p>
      <text:p text:style-name="P7"><text:span text:style-name="T6">Open data Chicago:<text:tab/><text:tab/><text:tab/></text:span><text:a xlink:type="simple" xlink:href="https://data.cityofchicago.org/"><text:span text:style-name="Internet_20_link"><text:span text:style-name="T17">https://data.cityofchicago.org/</text:span></text:span></text:a></text:p>
      <text:p text:style-name="P7"><text:span text:style-name="T2">Open data Gavà:<text:tab/><text:tab/><text:tab/></text:span><text:a xlink:type="simple" xlink:href="https://gavaobert.gavaciutat.cat/"><text:span text:style-name="Internet_20_link"><text:span text:style-name="T2">https://gavaobert.gavaciutat.cat/</text:span></text:span></text:a></text:p>
      <text:p text:style-name="P10"><text:tab/></text:p>
      <text:list xml:id="list125711855179640" text:continue-numbering="true" text:style-name="WW8Num1">
        <text:list-item>
          <text:p text:style-name="P31"><text:bookmark-start text:name="__RefHeading__5406_829129143"/>Open Source projects:<text:bookmark-end text:name="__RefHeading__5406_829129143"/></text:p>
        </text:list-item>
      </text:list>
      <text:p text:style-name="P6"><text:span text:style-name="T6">Libreoffice:<text:tab/><text:tab/><text:tab/><text:tab/></text:span><text:a xlink:type="simple" xlink:href="http://www.libreoffice.org/"><text:span text:style-name="Internet_20_link"><text:span text:style-name="T18">www.libreoffice.org</text:span></text:span></text:a></text:p>
      <text:p text:style-name="P6"><text:span text:style-name="T6">OP Foundation:<text:tab/><text:tab/><text:tab/></text:span><text:a xlink:type="simple" xlink:href="http://www.openproject.org/projects"><text:span text:style-name="Internet_20_link"><text:span text:style-name="T4">w</text:span></text:span></text:a><text:a xlink:type="simple" xlink:href="http://www.openproject.org/projects"><text:span text:style-name="Internet_20_link"><text:span text:style-name="T4">ww.openproject.org/projects</text:span></text:span></text:a></text:p>
      <text:p text:style-name="P6"><text:span text:style-name="Citation"><text:span text:style-name="T5">Github</text:span></text:span><text:span text:style-name="Citation"><text:span text:style-name="T14"><text:tab/><text:tab/><text:tab/><text:tab/><text:tab/></text:span></text:span><text:a xlink:type="simple" xlink:href="https://github.com/"><text:span text:style-name="Citation"><text:span text:style-name="T15">https://github.com</text:span></text:span></text:a></text:p>
      <text:p text:style-name="P9"/>
      <text:list xml:id="list125711855152343" text:continue-numbering="true" text:style-name="WW8Num1">
        <text:list-item>
          <text:p text:style-name="P34"><text:bookmark-start text:name="__RefHeading__5408_829129143"/>GIS Software:<text:bookmark-end text:name="__RefHeading__5408_829129143"/></text:p>
        </text:list-item>
      </text:list>
      <text:p text:style-name="P6"><text:span text:style-name="T6">ArcGIS:<text:tab/><text:tab/><text:tab/><text:tab/></text:span><text:a xlink:type="simple" xlink:href="http://www.arcgis.com/features"><text:span text:style-name="Internet_20_link"><text:span text:style-name="T17">www.arcgis.com/features</text:span></text:span></text:a></text:p>
      <text:p text:style-name="P6"><text:span text:style-name="T6">Geomedia:<text:tab/><text:tab/><text:tab/><text:tab/></text:span><text:a xlink:type="simple" xlink:href="http://www.hexagongeospatial.com/products"><text:span text:style-name="Internet_20_link"><text:span text:style-name="T17">www.hexagongeospatial.com/products</text:span></text:span></text:a></text:p>
      <text:p text:style-name="P6"><text:span text:style-name="T6">Smallworld:<text:tab/><text:tab/><text:tab/><text:tab/></text:span><text:a xlink:type="simple" xlink:href="http://www.gedigitalenergy.com/geospatial"><text:span text:style-name="Internet_20_link"><text:span text:style-name="T17">www.gedigitalenergy.com/geospatial</text:span></text:span></text:a></text:p>
      <text:p text:style-name="P6"><text:span text:style-name="T6">Globalmapper:<text:tab/><text:tab/><text:tab/></text:span><text:a xlink:type="simple" xlink:href="http://www.globalmapper.com/"><text:span text:style-name="Internet_20_link"><text:span text:style-name="T17">www.globalmapper.com</text:span></text:span></text:a></text:p>
      <text:p text:style-name="P6"><text:span text:style-name="T6">QGIS:<text:tab/><text:tab/><text:tab/><text:tab/><text:tab/></text:span><text:a xlink:type="simple" xlink:href="http://www.qgis.org/"><text:span text:style-name="Internet_20_link"><text:span text:style-name="T4">w</text:span></text:span></text:a><text:a xlink:type="simple" xlink:href="http://www.qgis.org/"><text:span text:style-name="Internet_20_link"><text:span text:style-name="T4">ww.qgis.org</text:span></text:span></text:a></text:p>
      <text:p text:style-name="P6"><text:span text:style-name="T6">gvSIG:<text:tab/><text:tab/><text:tab/><text:tab/><text:tab/></text:span><text:a xlink:type="simple" xlink:href="http://www.gvsig.org/"><text:span text:style-name="Internet_20_link"><text:span text:style-name="T4">www.gvsig.or</text:span></text:span></text:a><text:a xlink:type="simple" xlink:href="http://www.gvsig.org/"><text:span text:style-name="Internet_20_link"><text:span text:style-name="T4">g</text:span></text:span></text:a></text:p>
      <text:p text:style-name="P6"><text:span text:style-name="T6">Mapwindow:<text:tab/><text:tab/><text:tab/><text:tab/></text:span><text:a xlink:type="simple" xlink:href="http://www.mapwindow.org/"><text:span text:style-name="Internet_20_link"><text:span text:style-name="T2">www.</text:span></text:span></text:a><text:a xlink:type="simple" xlink:href="http://www.mapwindow.org/"><text:span text:style-name="Internet_20_link"><text:span text:style-name="T15">mapwind</text:span></text:span></text:a><text:a xlink:type="simple" xlink:href="http://www.mapwindow.org/"><text:span text:style-name="Internet_20_link"><text:span text:style-name="T15">o</text:span></text:span></text:a><text:a xlink:type="simple" xlink:href="http://www.mapwindow.org/"><text:span text:style-name="Internet_20_link"><text:span text:style-name="T15">w.org</text:span></text:span></text:a></text:p>
      <text:p text:style-name="P6"><text:span text:style-name="T6">Terraview:<text:tab/><text:tab/><text:tab/><text:tab/></text:span><text:a xlink:type="simple" xlink:href="http://www.dpi.inpe.br/terraview/index.php"><text:span text:style-name="Internet_20_link"><text:span text:style-name="T2">www.dpi.inpe.br/terraview/index.php</text:span></text:span></text:a></text:p>
      <text:p text:style-name="P6"><text:span text:style-name="T6">Udig:<text:tab/><text:tab/><text:tab/><text:tab/><text:tab/></text:span><text:a xlink:type="simple" xlink:href="http://www.udig.refractions.net/"><text:span text:style-name="Internet_20_link"><text:span text:style-name="T4">www.</text:span></text:span></text:a><text:a xlink:type="simple" xlink:href="http://www.udig.refractions.net/"><text:span text:style-name="Internet_20_link"><text:span text:style-name="T4">udig.refractions.net</text:span></text:span></text:a></text:p>
      <text:p text:style-name="P11"/>
      <text:list xml:id="list125711871172995" text:continue-numbering="true" text:style-name="WW8Num1">
        <text:list-item>
          <text:p text:style-name="P35"><text:bookmark-start text:name="__RefHeading__1150_804636727"/>Databases<text:bookmark-end text:name="__RefHeading__1150_804636727"/></text:p>
        </text:list-item>
      </text:list>
      <text:p text:style-name="P6"><text:span text:style-name="T6">PostgreSQL:<text:tab/><text:tab/><text:tab/><text:tab/></text:span><text:a xlink:type="simple" xlink:href="http://www.postgresql.org.es/"><text:span text:style-name="Internet_20_link"><text:span text:style-name="T2">http://www.postgresql.org.es/</text:span></text:span></text:a></text:p>
      <text:p text:style-name="P6"><text:span text:style-name="T6">PostGIS:<text:tab/><text:tab/><text:tab/><text:tab/></text:span><text:a xlink:type="simple" xlink:href="http://postgis.net/"><text:span text:style-name="Internet_20_link"><text:span text:style-name="T2">http://postgis.net/</text:span></text:span></text:a></text:p>
      <text:p text:style-name="P6"><text:span text:style-name="T6">Oracle:<text:tab/><text:tab/><text:tab/><text:tab/></text:span><text:a xlink:type="simple" xlink:href="http://www.oracle.com/"><text:span text:style-name="Internet_20_link"><text:span text:style-name="T2">http://www.oracle.com</text:span></text:span></text:a></text:p>
      <text:p text:style-name="P6"><text:span text:style-name="T6">MS SQL Server:<text:tab/><text:tab/><text:tab/></text:span><text:a xlink:type="simple" xlink:href="https://www.microsoft.com/"><text:span text:style-name="Internet_20_link"><text:span text:style-name="T2">https://www.microsoft.com</text:span></text:span></text:a></text:p>
      <text:p text:style-name="P6"><text:span text:style-name="T6">Sqlite:<text:tab/><text:tab/><text:tab/><text:tab/><text:tab/></text:span><text:a xlink:type="simple" xlink:href="http://www.sqlite.org/"><text:span text:style-name="Internet_20_link"><text:span text:style-name="T2">http://www.sqlite.org/</text:span></text:span></text:a></text:p>
      <text:p text:style-name="P6"><text:span text:style-name="T6">Mongo:<text:tab/><text:tab/><text:tab/><text:tab/></text:span><text:a xlink:type="simple" xlink:href="http://www.mongodb.org/"><text:span text:style-name="Internet_20_link"><text:span text:style-name="T2">http://www.mongodb.org/</text:span></text:span></text:a></text:p>
      <text:p text:style-name="P6"><text:span text:style-name="T6">Postgresql group Linkedin:<text:tab/><text:tab/></text:span><text:a xlink:type="simple" xlink:href="http://www.linkedin.com/groups"><text:span text:style-name="Internet_20_link"><text:span text:style-name="T2">http://www.linkedin.com/groups</text:span></text:span></text:a></text:p>
      <text:p text:style-name="P6"><text:span text:style-name="T6">Postgis group Linkedin:<text:tab/><text:tab/></text:span><text:a xlink:type="simple" xlink:href="http://www.linkedin.com/groups"><text:span text:style-name="Internet_20_link"><text:span text:style-name="T2">http://www.linkedin.com/groups</text:span></text:span></text:a></text:p>
      <text:list xml:id="list125711871167190" text:continue-numbering="true" text:style-name="WW8Num1">
        <text:list-item>
          <text:p text:style-name="P38"><text:bookmark-start text:name="__RefHeading__1152_804636727"/><text:soft-page-break/>Database administrators<text:bookmark-end text:name="__RefHeading__1152_804636727"/></text:p>
        </text:list-item>
      </text:list>
      <text:p text:style-name="P6"><text:span text:style-name="T6">Navicat<text:tab/><text:tab/><text:tab/></text:span><text:a xlink:type="simple" xlink:href="http://www.navicat.com/"><text:span text:style-name="Internet_20_link"><text:span text:style-name="T2">http://www.navicat.com/</text:span></text:span></text:a></text:p>
      <text:p text:style-name="P6"><text:span text:style-name="T6">Sqlite expert<text:tab/><text:tab/><text:tab/></text:span><text:a xlink:type="simple" xlink:href="http://www.sqliteexpert.com/"><text:span text:style-name="Internet_20_link"><text:span text:style-name="T2">http://www.sqliteexpert.com/</text:span></text:span></text:a></text:p>
      <text:p text:style-name="P6"><text:span text:style-name="T6">Qspatialite (for QGIS)<text:tab/><text:tab/></text:span><text:a xlink:type="simple" xlink:href="https://code.google.com/p/qspatialite/"><text:span text:style-name="Internet_20_link"><text:span text:style-name="T2">https://code.google.com/p/qspatialite/</text:span></text:span></text:a></text:p>
      <text:p text:style-name="P11"/>
      <text:list xml:id="list125711871153090" text:continue-numbering="true" text:style-name="WW8Num1">
        <text:list-item>
          <text:p text:style-name="P38"><text:bookmark-start text:name="__RefHeading__1154_804636727"/>Giswater<text:bookmark-end text:name="__RefHeading__1154_804636727"/></text:p>
        </text:list-item>
      </text:list>
      <text:p text:style-name="P6"><text:span text:style-name="T6">Project web:<text:tab/><text:tab/><text:tab/></text:span><text:a xlink:type="simple" xlink:href="http://www.giswater.org/"><text:span text:style-name="Internet_20_link"><text:span text:style-name="T17">www.giswater.org</text:span></text:span></text:a></text:p>
      <text:p text:style-name="P6"><text:span text:style-name="T6">Source code:<text:tab/><text:tab/><text:tab/></text:span><text:a xlink:type="simple" xlink:href="https://github/giswater/giswater"><text:span text:style-name="Internet_20_link"><text:span text:style-name="T2">https://github/giswater/giswater</text:span></text:span></text:a></text:p>
      <text:p text:style-name="P6"><text:span text:style-name="T6">Linkedin group:<text:tab/><text:tab/></text:span><text:a xlink:type="simple" xlink:href="http://es.linkedin.com/company/giswater"><text:span text:style-name="Internet_20_link"><text:span text:style-name="T2">es.linkedin.com/company/giswater</text:span></text:span></text:a></text:p>
      <text:p text:style-name="P6"><text:span text:style-name="T6">Facebook:<text:tab/><text:tab/><text:tab/></text:span><text:a xlink:type="simple" xlink:href="http://es-es.facebook.com/pages/Giswater"><text:span text:style-name="Internet_20_link"><text:span text:style-name="T2">es-es.facebook.com/pages/Giswater</text:span></text:span></text:a></text:p>
      <text:p text:style-name="P6"><text:span text:style-name="T6">Twitter:<text:tab/><text:tab/><text:tab/></text:span><text:a xlink:type="simple" xlink:href="https://twitter.com/Giswater"><text:span text:style-name="Internet_20_link"><text:span text:style-name="T2">https://twitter.com/Giswater</text:span></text:span></text:a></text:p>
      <text:p text:style-name="P6"><text:span text:style-name="T6">BGEO :<text:tab/><text:tab/><text:tab/><text:tab/></text:span><text:a xlink:type="simple" xlink:href="http://www.bgeo.es/"><text:span text:style-name="Internet_20_link"><text:span text:style-name="T2">www.bgeo.es</text:span></text:span></text:a></text:p>
      <text:p text:style-name="P6"><text:span text:style-name="T6">GITS-UPC:<text:tab/><text:tab/><text:tab/></text:span><text:a xlink:type="simple" xlink:href="http://www.gits.ws/"><text:span text:style-name="Internet_20_link"><text:span text:style-name="T4">www.gits.w</text:span></text:span></text:a><text:a xlink:type="simple" xlink:href="http://www.gits.ws/"><text:span text:style-name="Internet_20_link"><text:span text:style-name="T4">s</text:span></text:span></text:a></text:p>
      <text:p text:style-name="P11"/>
      <text:list xml:id="list125711871157631" text:continue-numbering="true" text:style-name="WW8Num1">
        <text:list-item>
          <text:p text:style-name="P38"><text:bookmark-start text:name="__RefHeading__1156_804636727"/>Urban drainage<text:bookmark-end text:name="__RefHeading__1156_804636727"/></text:p>
        </text:list-item>
      </text:list>
      <text:p text:style-name="P12"><text:span text:style-name="T2">InfoSWMM<text:tab/><text:tab/><text:tab/></text:span><text:a xlink:type="simple" xlink:href="http://www.innovyze.com/products/infoworks_cs/"><text:span text:style-name="Internet_20_link"><text:span text:style-name="T2">www.innovyze.com/products/infoworks_cs/</text:span></text:span></text:a></text:p>
      <text:p text:style-name="P12"><text:span text:style-name="T2">Infoworks<text:tab/><text:tab/><text:tab/></text:span><text:a xlink:type="simple" xlink:href="http://www.innovyze.com/products/infoworks_cs/"><text:span text:style-name="Internet_20_link"><text:span text:style-name="T2">www.innovyze.com/products/infoworks_cs/</text:span></text:span></text:a></text:p>
      <text:p text:style-name="P12"><text:span text:style-name="T2">Infonet<text:tab/><text:tab/><text:tab/></text:span><text:a xlink:type="simple" xlink:href="http://www.innovyze.com/products/infoworks_cs/"><text:span text:style-name="Internet_20_link"><text:span text:style-name="T2">www.innovyze.com/products/infoworks_cs/</text:span></text:span></text:a></text:p>
      <text:p text:style-name="P12"><text:span text:style-name="T2">Mike11<text:tab/><text:tab/><text:tab/></text:span><text:a xlink:type="simple" xlink:href="http://www.dhigroup.com/"><text:span text:style-name="Internet_20_link"><text:span text:style-name="T2">www.dhigroup.com/</text:span></text:span></text:a></text:p>
      <text:p text:style-name="P12"><text:span text:style-name="T2">Mike21<text:tab/><text:tab/><text:tab/></text:span><text:a xlink:type="simple" xlink:href="http://www.dhigroup.com/"><text:span text:style-name="Internet_20_link"><text:span text:style-name="T2">w</text:span></text:span></text:a><text:a xlink:type="simple" xlink:href="http://www.dhigroup.com/"><text:span text:style-name="Internet_20_link"><text:span text:style-name="T2">w</text:span></text:span></text:a><text:a xlink:type="simple" xlink:href="http://www.dhigroup.com/"><text:span text:style-name="Internet_20_link"><text:span text:style-name="T2">w.dhigroup.com/</text:span></text:span></text:a></text:p>
      <text:p text:style-name="P12"><text:span text:style-name="T2">Mouse<text:tab/><text:tab/><text:tab/><text:tab/></text:span><text:a xlink:type="simple" xlink:href="http://www.dhigroup.com/"><text:span text:style-name="Internet_20_link"><text:span text:style-name="T2">www.dhigroup.com/</text:span></text:span></text:a></text:p>
      <text:p text:style-name="P12"><text:span text:style-name="T2">Xpstorm<text:tab/><text:tab/><text:tab/></text:span><text:a xlink:type="simple" xlink:href="http://xpsolutions.com/Software/XPSTORM"><text:span text:style-name="Internet_20_link"><text:span text:style-name="T2">xpsolutions.com/Software/XPSTORM</text:span></text:span></text:a></text:p>
      <text:p text:style-name="P12"><text:span text:style-name="T2">PcSWMM<text:tab/><text:tab/><text:tab/></text:span><text:a xlink:type="simple" xlink:href="http://www.chiwater.com/Software/PCSWMM/"><text:span text:style-name="Internet_20_link"><text:span text:style-name="T2">www.chiwater.com/Software/PCSWMM/</text:span></text:span></text:a></text:p>
      <text:p text:style-name="P12"><text:span text:style-name="T2">Watergems<text:tab/><text:tab/><text:tab/></text:span><text:a xlink:type="simple" xlink:href="http://www.bentley.com/es-ES/Products/WaterGEMS/"><text:span text:style-name="Internet_20_link"><text:span text:style-name="T2">www.bentley.com/es-ES/Products/WaterGEMS/</text:span></text:span></text:a></text:p>
      <text:p text:style-name="P12"><text:span text:style-name="T2">Watercad<text:tab/><text:tab/><text:tab/></text:span><text:a xlink:type="simple" xlink:href="http://www.bentley.com/es-es/Products/WaterCAD/"><text:span text:style-name="Internet_20_link"><text:span text:style-name="T2">www.bentley.com/es-es/Products/WaterCAD/</text:span></text:span></text:a></text:p>
      <text:p text:style-name="P12"><text:span text:style-name="T2">Cype<text:tab/><text:tab/><text:tab/><text:tab/></text:span><text:a xlink:type="simple" xlink:href="http://www.cype.es/"><text:span text:style-name="Internet_20_link"><text:span text:style-name="T2">www.cype.es</text:span></text:span></text:a></text:p>
      <text:p text:style-name="P12"><text:span text:style-name="T2">ITM<text:tab/><text:tab/><text:tab/><text:tab/></text:span><text:a xlink:type="simple" xlink:href="http://web.engr.oregonstate.edu/~leon/ITM.htm"><text:span text:style-name="Internet_20_link"><text:span text:style-name="T2">web.engr.oregonstate.edu/~leon/ITM.htm</text:span></text:span></text:a></text:p>
      <text:p text:style-name="P13"/>
      <text:list xml:id="list125711886179063" text:continue-numbering="true" text:style-name="WW8Num1">
        <text:list-item>
          <text:p text:style-name="P38"><text:bookmark-start text:name="__RefHeading__1158_804636727"/>EPA SWMM<text:bookmark-end text:name="__RefHeading__1158_804636727"/></text:p>
        </text:list-item>
      </text:list>
      <text:p text:style-name="P6"><text:span text:style-name="T6">EPA SWMM 5.0.018 (ET version) <text:tab/></text:span><text:a xlink:type="simple" xlink:href="http://www.instagua.upv.es/swmm/"><text:span text:style-name="Internet_20_link"><text:span text:style-name="T2">www.instagua.upv.es/swmm/</text:span></text:span></text:a></text:p>
      <text:p text:style-name="P6"><text:span text:style-name="T6">EPA SWMM 5.0.022 <text:s/>(PT version) <text:s/><text:tab/></text:span><text:a xlink:type="simple" xlink:href="http://www.lenhs.ct.ufpb.br/?page_id=1017"><text:span text:style-name="Internet_20_link"><text:span text:style-name="T2">www.lenhs.ct.ufpb.br</text:span></text:span></text:a></text:p>
      <text:p text:style-name="P6"><text:span text:style-name="T6">EPA SWMM 5.0.022 <text:tab/>(En version)<text:tab/></text:span><text:a xlink:type="simple" xlink:href="https://www.giswater.org/download"><text:span text:style-name="Internet_20_link"><text:span text:style-name="T2">www.giswater.org/download</text:span></text:span></text:a></text:p>
      <text:p text:style-name="P6"><text:span text:style-name="T6">EPA SWMM 5.1.x <text:s/><text:tab/><text:tab/><text:tab/></text:span><text:a xlink:type="simple" xlink:href="http://www.epa.gov/nrmrl/wswrd/wq/models"><text:span text:style-name="Internet_20_link"><text:span text:style-name="T2">www.epa.gov/nrmrl/wswrd/wq/models</text:span></text:span></text:a></text:p>
      <text:p text:style-name="P27"><text:span text:style-name="T2">SWMM en Linkedin<text:tab/><text:tab/><text:tab/></text:span><text:a xlink:type="simple" xlink:href="http://www.linkedin.com/groups/SWMM-Professional-Network-129465/about"><text:span text:style-name="Internet_20_link"><text:span text:style-name="T2">SWMM-Professional-</text:span></text:span></text:a><text:a xlink:type="simple" xlink:href="http://www.linkedin.com/groups/SWMM-Professional-Network-129465/about"><text:span text:style-name="Internet_20_link"><text:span text:style-name="T2">Network</text:span></text:span></text:a><text:span text:style-name="T7"> </text:span></text:p>
      <text:list xml:id="list125711886162360" text:continue-numbering="true" text:style-name="WW8Num1">
        <text:list-item>
          <text:p text:style-name="P39"><text:bookmark-start text:name="__RefHeading__1162_8046367271"/><text:soft-page-break/>Water supply<text:bookmark-end text:name="__RefHeading__1162_8046367271"/></text:p>
        </text:list-item>
      </text:list>
      <text:p text:style-name="P12"><text:span text:style-name="T2">Infonet<text:tab/><text:tab/><text:tab/><text:tab/></text:span><text:a xlink:type="simple" xlink:href="http://www.innovyze.com/products/infoworks_cs/"><text:span text:style-name="Internet_20_link"><text:span text:style-name="T2">www.innovyze.com/products</text:span></text:span></text:a></text:p>
      <text:p text:style-name="P12"><text:span text:style-name="T2">Watergems<text:tab/><text:tab/><text:tab/><text:tab/></text:span><text:a xlink:type="simple" xlink:href="http://www.bentley.com/es-ES/Products/WaterGEMS/"><text:span text:style-name="Internet_20_link"><text:span text:style-name="T2">www.bentley.com/es-ES/Products</text:span></text:span></text:a></text:p>
      <text:p text:style-name="P12"><text:span text:style-name="T2">Watercad<text:tab/><text:tab/><text:tab/><text:tab/></text:span><text:a xlink:type="simple" xlink:href="http://www.bentley.com/es-es/Products/WaterCAD/"><text:span text:style-name="Internet_20_link"><text:span text:style-name="T2">www.bentley.com/es-</text:span></text:span></text:a><text:a xlink:type="simple" xlink:href="http://www.bentley.com/es-es/Products/WaterCAD/"><text:span text:style-name="Internet_20_link"><text:span text:style-name="T2">E</text:span></text:span></text:a><text:a xlink:type="simple" xlink:href="http://www.bentley.com/es-es/Products/WaterCAD/"><text:span text:style-name="Internet_20_link"><text:span text:style-name="T2">s/Products</text:span></text:span></text:a></text:p>
      <text:p text:style-name="P12"><text:span text:style-name="T2">Cype<text:tab/><text:tab/><text:tab/><text:tab/><text:tab/></text:span><text:a xlink:type="simple" xlink:href="http://www.cype.es/"><text:span text:style-name="Internet_20_link"><text:span text:style-name="T2">www.cype.es</text:span></text:span></text:a></text:p>
      <text:p text:style-name="P7"><text:span text:style-name="T6">GAWUP:<text:tab/><text:tab/><text:tab/><text:tab/></text:span><text:a xlink:type="simple" xlink:href="http://www.sinotechcc.co.za/"><text:span text:style-name="Internet_20_link"><text:span text:style-name="T16">www.sinotechcc.co.za</text:span></text:span></text:a></text:p>
      <text:p text:style-name="P7"><text:span text:style-name="T6">Aqua Hydraulics:<text:tab/><text:tab/><text:tab/></text:span><text:a xlink:type="simple" xlink:href="http://www.sinotechcc.co.za/"><text:span text:style-name="Internet_20_link"><text:span text:style-name="T2">www.sinotechcc.co.za</text:span></text:span></text:a></text:p>
      <text:p text:style-name="P12"><text:span text:style-name="T2">EPANET y cooperación<text:tab/><text:tab/></text:span><text:a xlink:type="simple" xlink:href="http://www.epanet.es/"><text:span text:style-name="Internet_20_link"><text:span text:style-name="T2">http://www.epanet.es/</text:span></text:span></text:a></text:p>
      <text:p text:style-name="P6"><text:span text:style-name="T2">EPAGRUPS<text:tab/><text:tab/><text:tab/><text:tab/></text:span><text:a xlink:type="simple" xlink:href="http://www.instagua.upv.es/"><text:span text:style-name="Internet_20_link"><text:span text:style-name="T2">www.instagua.upv.es</text:span></text:span></text:a></text:p>
      <text:p text:style-name="P6"><text:span text:style-name="T2">HEUDESIGN<text:tab/><text:tab/><text:tab/><text:tab/></text:span><text:a xlink:type="simple" xlink:href="http://www.instagua.upv.es/"><text:span text:style-name="Internet_20_link"><text:span text:style-name="T2">www.instagua.upv.es</text:span></text:span></text:a></text:p>
      <text:p text:style-name="P6"><text:span text:style-name="T6">HEUCALIBRA<text:tab/><text:tab/><text:tab/><text:tab/></text:span><text:a xlink:type="simple" xlink:href="http://www.instagua.upv.es/"><text:span text:style-name="Internet_20_link"><text:span text:style-name="T13">www.instagua.upv.es</text:span></text:span></text:a></text:p>
      <text:p text:style-name="P6"><text:span text:style-name="T2">FIREFLOW<text:tab/><text:tab/><text:tab/><text:tab/></text:span><text:a xlink:type="simple" xlink:href="http://www.instagua.upv.es/"><text:span text:style-name="Internet_20_link"><text:span text:style-name="T2">www.instagua.upv.es</text:span></text:span></text:a></text:p>
      <text:p text:style-name="P6"><text:span text:style-name="T2">EPACAD<text:tab/><text:tab/><text:tab/><text:tab/></text:span><text:a xlink:type="simple" xlink:href="http://www.epacad.com/"><text:span text:style-name="Internet_20_link"><text:span text:style-name="T2">www.epacad.com</text:span></text:span></text:a></text:p>
      <text:p text:style-name="P8"><text:span text:style-name="Internet_20_link"><text:span text:style-name="T21">WaterNetGen<text:tab/><text:tab/><text:tab/><text:tab/></text:span></text:span><text:span text:style-name="Internet_20_link"><text:span text:style-name="T3">www.dec.uc.pt/~WaterNetGen/</text:span></text:span></text:p>
      <text:p text:style-name="P10"/>
      <text:p text:style-name="P13"/>
      <text:list xml:id="list125711886152109" text:continue-numbering="true" text:style-name="WW8Num1">
        <text:list-item>
          <text:p text:style-name="P33"><text:bookmark-start text:name="__RefHeading__1164_8046367271"/>EPANET<text:bookmark-end text:name="__RefHeading__1164_8046367271"/></text:p>
        </text:list-item>
      </text:list>
      <text:p text:style-name="P6"><text:span text:style-name="T6">EPANET 2.00.12 <text:s/>(ES version) <text:tab/></text:span><text:a xlink:type="simple" xlink:href="http://www.instagua.upv.es/"><text:span text:style-name="Internet_20_link"><text:span text:style-name="T2">http://www.instagua.upv.es</text:span></text:span></text:a></text:p>
      <text:p text:style-name="P6"><text:span text:style-name="T6">EPANET 2.00.12 <text:s/>(Pt version) <text:s/><text:tab/></text:span><text:a xlink:type="simple" xlink:href="http://www.lenhs.ct.ufpb.br/"><text:span text:style-name="Internet_20_link"><text:span text:style-name="T2">http://www.lenhs.ct.ufpb.br</text:span></text:span></text:a></text:p>
      <text:p text:style-name="P6"><text:span text:style-name="T2">EPANET 2.00.12 <text:s/>(Pl version)<text:tab/><text:tab/></text:span><text:a xlink:type="simple" xlink:href="http://wodnet.pl/epanet-2"><text:span text:style-name="Internet_20_link"><text:span text:style-name="T2">http://wodnet.pl/epanet-2</text:span></text:span></text:a></text:p>
      <text:p text:style-name="P6"><text:span text:style-name="T6">EPANET 2.00.12 <text:s/>(Fr version)<text:tab/><text:tab/></text:span><text:a xlink:type="simple" xlink:href="http://sigea.educagri.fr/ressources-pedagogiques/"><text:span text:style-name="Internet_20_link"><text:span text:style-name="T13">sigea.educagri.fr</text:span></text:span></text:a></text:p>
      <text:p text:style-name="P6"><text:span text:style-name="T6">EPANET 2.00.12 (En version)<text:tab/><text:tab/></text:span><text:a xlink:type="simple" xlink:href="http://www.giswater.org/download"><text:span text:style-name="Internet_20_link"><text:span text:style-name="T2">ww</text:span></text:span></text:a><text:a xlink:type="simple" xlink:href="http://www.giswater.org/download"><text:span text:style-name="Internet_20_link"><text:span text:style-name="T2">w.epa.gov</text:span></text:span></text:a></text:p>
      <text:p text:style-name="P6"><text:span text:style-name="T6">EPANET 2.00.12 (En version)<text:tab/><text:tab/></text:span><text:a xlink:type="simple" xlink:href="http://www.giswater.org/download"><text:span text:style-name="Internet_20_link"><text:span text:style-name="T2">www.giswater.org/download</text:span></text:span></text:a></text:p>
      <text:p text:style-name="P12"><text:span text:style-name="T2">EPANET users list<text:tab/><text:tab/><text:tab/></text:span><text:a xlink:type="simple" xlink:href="http://www.lsoft.com/scripts/wl.exe"><text:span text:style-name="Internet_20_link"><text:span text:style-name="T2">www.lsoft.com/scripts/wl.exe</text:span></text:span></text:a><text:a xlink:type="simple" xlink:href="http://www.lsoft.com/scripts/wl.exe?SL1=EPANET-USERS&amp;H=LISTSERV.UOGUELPH.CA"><text:span text:style-name="Internet_20_link"><text:span text:style-name="T2">?</text:span></text:span></text:a></text:p>
      <text:p text:style-name="P12"><text:span text:style-name="T2">EPANET en Linkedin<text:tab/><text:tab/><text:tab/></text:span><text:a xlink:type="simple" xlink:href="http://www.linkedin.com/groups/EPANET-USERS-3780529"><text:span text:style-name="Internet_20_link"><text:span text:style-name="T2">www.linkedin.com/groups/</text:span></text:span></text:a></text:p>
      <text:p text:style-name="P12"><text:span text:style-name="T2">EPANET en Facebook<text:tab/><text:tab/><text:tab/></text:span><text:a xlink:type="simple" xlink:href="https://www.facebook.com/epanet.de"><text:span text:style-name="Internet_20_link"><text:span text:style-name="T2">www.facebook.com/epanet.de</text:span></text:span></text:a></text:p>
      <text:p text:style-name="P9"/>
      <text:p text:style-name="P9"/>
      <text:list xml:id="list125711918165843" text:continue-numbering="true" text:style-name="WW8Num1">
        <text:list-item>
          <text:p text:style-name="P37"><text:bookmark-start text:name="__RefHeading__3072_452542281"/>Pluggins<text:bookmark-end text:name="__RefHeading__3072_452542281"/></text:p>
        </text:list-item>
      </text:list>
      <text:p text:style-name="P6"><text:span text:style-name="T6">Flowtrace <text:s/>(Pluggin for QGIS)<text:tab/></text:span><text:a xlink:type="simple" xlink:href="https://github.com/boesiii/flowtrace"><text:span text:style-name="Internet_20_link"><text:span text:style-name="T2">https://github.com/boesiii/flowtrace</text:span></text:span></text:a></text:p>
      <text:p text:style-name="P6"><text:span text:style-name="T6">Ghidraulics (Pluggin for QGIS <text:s/><text:tab/></text:span><text:a xlink:type="simple" xlink:href="http://www.epanet.de/"><text:span text:style-name="Internet_20_link"><text:span text:style-name="T2">www.epanet.de</text:span></text:span></text:a></text:p>
      <text:p text:style-name="P6"><text:span text:style-name="T6">QGIS_epanet <text:s/>(Pluggin <text:s/>for QGIS)<text:tab/></text:span><text:a xlink:type="simple" xlink:href="http://www.oslandia.com/"><text:span text:style-name="Internet_20_link"><text:span text:style-name="T2">http://www.oslandia.com</text:span></text:span></text:a></text:p>
      <text:p text:style-name="P6"><text:span text:style-name="T6">INPcom (Pluggin for gvSIG) <text:tab/><text:tab/></text:span><text:a xlink:type="simple" xlink:href="http://www.tecnicsassociats.com/inpcom/es"><text:span text:style-name="Internet_20_link"><text:span text:style-name="T2">http://www.tecnicsassociats.com</text:span></text:span></text:a></text:p>
      <text:p text:style-name="P14"/>
      <text:list xml:id="list125711918163775" text:continue-numbering="true" text:style-name="WW8Num1">
        <text:list-item>
          <text:p text:style-name="P36"><text:bookmark-start text:name="__RefHeading__3074_452542281"/><text:soft-page-break/><text:span text:style-name="T22">Academic</text:span><text:bookmark-end text:name="__RefHeading__3074_452542281"/></text:p>
        </text:list-item>
      </text:list>
      <text:p text:style-name="P12"><text:span text:style-name="T2">UPC-GITS<text:tab/><text:tab/><text:tab/><text:tab/></text:span><text:a xlink:type="simple" xlink:href="http://www.gits.ws/"><text:span text:style-name="Internet_20_link"><text:span text:style-name="T2">www.gits.ws</text:span></text:span></text:a></text:p>
      <text:p text:style-name="P12"><text:span text:style-name="T2">INSTAGUA – UPV<text:tab/><text:tab/><text:tab/></text:span><text:a xlink:type="simple" xlink:href="http://instagua.gmmf.upv.es/software/"><text:span text:style-name="Internet_20_link"><text:span text:style-name="T2">instagua.gmmf.upv.es/software/</text:span></text:span></text:a></text:p>
      <text:p text:style-name="P12"><text:span text:style-name="T2">EPA<text:tab/><text:tab/><text:tab/><text:tab/><text:tab/></text:span><text:a xlink:type="simple" xlink:href="http://www.epa.gov/NRMRL/wswrd/dw/epanet.html"><text:span text:style-name="Internet_20_link"><text:span text:style-name="T2">www.epa.gov</text:span></text:span></text:a></text:p>
      <text:p text:style-name="P12"><text:span text:style-name="T2">UPC – Flumen<text:tab/><text:tab/><text:tab/><text:tab/></text:span><text:a xlink:type="simple" xlink:href="http://www.flumen.upc.es/cursos.asp"><text:span text:style-name="Internet_20_link"><text:span text:style-name="T2">www.</text:span></text:span></text:a><text:a xlink:type="simple" xlink:href="http://www.flumen.upc.es/cursos.asp"><text:span text:style-name="Internet_20_link"><text:span text:style-name="T2">flumen.upc.es/cursos.asp</text:span></text:span></text:a></text:p>
      <text:p text:style-name="P12"><text:span text:style-name="T2">UNESCO – IHE<text:tab/><text:tab/><text:tab/></text:span><text:a xlink:type="simple" xlink:href="http://www.unesco-ihe.org/"><text:span text:style-name="Internet_20_link"><text:span text:style-name="T2">www.unesco-ihe.org/</text:span></text:span></text:a></text:p>
      <text:p text:style-name="P13"/>
      <text:p text:style-name="P9"/>
      <text:list xml:id="list125711918170254" text:continue-numbering="true" text:style-name="WW8Num1">
        <text:list-item>
          <text:p text:style-name="P38"><text:bookmark-start text:name="__RefHeading__1168_804636727"/>Management Software<text:bookmark-end text:name="__RefHeading__1168_804636727"/></text:p>
        </text:list-item>
      </text:list>
      <text:p text:style-name="P6"><text:span text:style-name="T2">Geosan<text:tab/><text:tab/><text:tab/><text:tab/></text:span><text:a xlink:type="simple" xlink:href="http://www.nexusbr.com/"><text:span text:style-name="Internet_20_link"><text:span text:style-name="T2">www.nexusbr.com</text:span></text:span></text:a></text:p>
      <text:p text:style-name="P6"><text:span text:style-name="T6">Gsan<text:tab/><text:tab/><text:tab/><text:tab/><text:tab/></text:span><text:a xlink:type="simple" xlink:href="http://www.softwarepublico.gov.br/ver-comunidade?community_id=1593449"><text:span text:style-name="Internet_20_link"><text:span text:style-name="T2">www.softwarepublico.gov.br/</text:span></text:span></text:a></text:p>
      <text:p text:style-name="P6"><text:span text:style-name="T6">OpenERP<text:tab/><text:tab/><text:tab/><text:tab/></text:span><text:a xlink:type="simple" xlink:href="https://www.openerp.com/"><text:span text:style-name="Internet_20_link"><text:span text:style-name="T2">www.openerp.com/</text:span></text:span></text:a></text:p>
      <text:p text:style-name="P6"><text:span text:style-name="T6">Tryton<text:tab/><text:tab/><text:tab/><text:tab/><text:tab/></text:span><text:a xlink:type="simple" xlink:href="http://www.tryton.org/"><text:span text:style-name="Internet_20_link"><text:span text:style-name="T2">www.tryton.org/</text:span></text:span></text:a></text:p>
      <text:p text:style-name="P13"/>
      <text:p text:style-name="P13"/>
      <text:list xml:id="list125711918173785" text:continue-numbering="true" text:style-name="WW8Num1">
        <text:list-item>
          <text:p text:style-name="P32"><text:bookmark-start text:name="__RefHeading__1170_804636727"/>References<text:bookmark-end text:name="__RefHeading__1170_804636727"/></text:p>
        </text:list-item>
      </text:list>
      <text:p text:style-name="P30"/>
      <text:p text:style-name="P24">Xavier Torret Requena, Josep Lluís Sala Sanguino, Carlos López Quintanilla (2012). Herramientas de código libre. Una realidad para la gestión municipal aplicada a los servicios urbanos. Magazine gvSIG Association</text:p>
      <text:p text:style-name="P24">Roland K Price and Zoran Vojinovic, (2011) Urban Hydroinformatics. Data, Models and Decision Support for integrated Urban Water Management. IWA publishing</text:p>
      <text:p text:style-name="P25">Xavier Torret Requena y Carlos López Quintanilla (2011), <text:s/>“Diseño y explotación de redes de saneamiento y drenaje urbano en combinación con EPA-SWMM. Un caso práctico en la corona metropolitana de Barcelona”. Granollers, España.</text:p>
      <text:p text:style-name="P25">Lewis A. Rossman. (ed. 2010) Water Suply and Water Resources Division National Risk Management Research Laboratory, Cincinanati, OH 45268, EPANET 2 USERS MANUAL.</text:p>
      <text:p text:style-name="P25">Lewis A. Rossman. Water Suply and Water Resources Division National Risk Management Research Laboratory, Cincinanati, OH 45268, EPASWMM 5 users manual</text:p>
      <text:p text:style-name="P25">EPA (2005). Storm <text:s/>Water <text:s/>Management <text:s/>Model. User’s Manual. <text:s/>Lewis Rossman. <text:s/>Cincinatti. Ohio.</text:p>
      <text:p text:style-name="P25"><text:soft-page-break/>Rossman, L.A. (2005). Storm Water <text:s/>Management Model Quality <text:s/>Assurance Report: <text:s/>Dynamic Wave Flow Routing. <text:s/>National <text:s/>Risk Management Research <text:s/>Laboratory. U.S. EPA.</text:p>
      <text:p text:style-name="P25">Rossman, L.A. (2005). Storm Water <text:s/>Management Model User’s Manual Version 5.0. National Risk Management Research <text:s/>Laboratory. U.S. EPA</text:p>
      <text:p text:style-name="P25">Butler, D., <text:s/>Davies, J.W. (2004). Urban <text:s/>Drainage. <text:s/>Second edition. <text:s/>Spon Press. <text:s/>London.</text:p>
      <text:p text:style-name="P25">Departamento de <text:s/>Ingeniería <text:s/>Hidráulica, <text:s/>Marítima <text:s/>y Ambiental (2008). Curso de Hidrología Urbana. <text:s/>Universitat Politècnica de Catalunya. Barcelona.</text:p>
      <text:p text:style-name="P25">Streeter, <text:s/>V.L., Wylie, E.B. (1979). Mecánica de Fuidos. <text:s/>McGraw-Hill. <text:s/>México D.F.</text:p>
      <text:p text:style-name="P25">Bell, F.C. (1969). Generalized Rainfall–duration–frequency relationships. Journal of Hyd. Div. ASCE. Vol. 95. n. 1. pp. 311–327.</text:p>
      <text:p text:style-name="P25">Calenda, G. <text:s/>(1993). Rainfall <text:s/>assessment <text:s/>with <text:s/>inadequate data, <text:s/>en Urban <text:s/>Storm <text:s/>Drainage, Ed. C. Cao, B.C. Yen, M. Benedini. <text:s/>Water <text:s/>Resources Publication.</text:p>
      <text:p text:style-name="P25">Chow, V.T., Maidment, D., <text:s text:c="2"/>Mays, L. <text:s/>(1994). Hidrolog´ıa <text:s/>General <text:s/>y Aplicada. <text:s/>McGrawHill. New York.</text:p>
      <text:p text:style-name="P25">D. <text:s/>Gral Carreteras (2001). Maximas <text:s/>lluvias diarias <text:s/>en la España peninsular. Publicaciones del M. de Fomento. Madrid.</text:p>
      <text:p text:style-name="P25">Keifer, C.J., Chu, H.H. (1957). Synthetic storm pattern for drainage <text:s/>design. ASCE. Journal of Hyd. Division. Vol. 83. HY4. pp. 1–25.</text:p>
      <text:p text:style-name="P26">Saint-Venant, <text:s text:c="2"/>A.J.C. <text:s/>(1871). Th´eorie <text:s/>du <text:s text:c="2"/>mouvement <text:s/>non-permanent <text:s/>des <text:s/>eaux <text:s text:c="2"/>avec application aux <text:s/>crues <text:s/>des rivi`eres <text:s/>et <text:s/>´a <text:s/>l´ıntroduction <text:s/>des mar´ees <text:s/>dans <text:s/>leur <text:s/>lit. <text:s/>Resu´menes <text:s/>de la Academia <text:s/>de Ciencias. Par´ıs. Vol. 73. pp. 148-154, 237-24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Symbol1" svg:font-family="Symbol"/>
    <style:font-face style:name="Courier New" svg:font-family="'Courier New'" style:font-family-generic="roman"/>
    <style:font-face style:name="FreeMono" svg:font-family="FreeMono" style:font-family-generic="roman"/>
    <style:font-face style:name="Liberation Sans1" svg:font-family="'Liberation Sans', Arial" style:font-family-generic="roman"/>
    <style:font-face style:name="Mangal" svg:font-family="Mangal" style:font-family-generic="roman"/>
    <style:font-face style:name="Microsoft YaHei" svg:font-family="'Microsoft YaHei'" style:font-family-generic="roman"/>
    <style:font-face style:name="OpenSymbol" svg:font-family="Open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Arial1" svg:font-family="Arial" style:font-family-generic="swiss"/>
    <style:font-face style:name="Liberation Sans2" svg:font-family="'Liberation Sans', Arial" style:font-pitch="variable"/>
    <style:font-face style:name="Mangal2" svg:font-family="Mangal" style:font-pitch="variable"/>
    <style:font-face style:name="Microsoft YaHei1" svg:font-family="'Microsoft YaHei'" style:font-pitch="variable"/>
    <style:font-face style:name="SimSun1" svg:font-family="SimSun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class="list">
      <style:paragraph-properties fo:margin-top="0cm" fo:margin-bottom="0.374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ption" style:family="paragraph" style:class="extra">
      <style:paragraph-properties fo:margin-top="0.374cm" fo:margin-bottom="0.374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Index" style:family="paragraph" style:class="index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/>
    <style:style style:name="Heading_20_2" style:display-name="Heading 2" style:family="paragraph" style:parent-style-name="Heading" style:next-style-name="Text_20_body" style:list-style-name="WW8Num1" style:class="text">
      <style:paragraph-properties fo:margin-top="0.3cm" fo:margin-bottom="0cm" style:contextual-spacing="false" fo:line-height="100%" fo:background-color="transparent">
        <style:background-image/>
      </style:paragraph-properties>
      <style:text-properties fo:font-size="13pt" fo:font-weight="bold" style:font-size-asian="13pt" style:font-weight-asian="bold"/>
    </style:style>
    <style:style style:name="Heading_20_3" style:display-name="Heading 3" style:family="paragraph" style:parent-style-name="Heading" style:next-style-name="Text_20_body" style:list-style-name="WW8Num1" style:class="text">
      <style:paragraph-properties fo:margin-left="0.81cm" fo:margin-right="0cm" fo:margin-top="0cm" fo:margin-bottom="0cm" style:contextual-spacing="false" fo:line-height="100%" fo:text-indent="-0.3cm" style:auto-text-indent="false" fo:background-color="transparent">
        <style:background-image/>
      </style:paragraph-properties>
      <style:text-properties style:font-name="Open Sans" fo:font-family="'Open Sans'" style:font-family-generic="swiss" style:font-pitch="variable" fo:font-size="10pt" style:font-size-asian="10pt" style:font-name-complex="Open Sans" style:font-family-complex="'Open Sans'" style:font-family-generic-complex="swiss" style:font-pitch-complex="variable"/>
    </style:style>
    <style:style style:name="Predeterminado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n_20_punta_20_de_20_flecha" style:display-name="Objeto con punta de flecha" style:family="paragraph" style:parent-style-name="Predeterminado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er_20_defecte_7e_LT_7e_Gliederung_20_2" style:display-name="Per defecte~LT~Gliederung 2" style:family="paragraph" style:parent-style-name="Per_20_defecte_7e_LT_7e_Gliederung_20_1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er_20_defecte_7e_LT_7e_Gliederung_20_3" style:display-name="Per defecte~LT~Gliederung 3" style:family="paragraph" style:parent-style-name="Per_20_defecte_7e_LT_7e_Gliederung_20_2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er_20_defecte_7e_LT_7e_Gliederung_20_4" style:display-name="Per defecte~LT~Gliederung 4" style:family="paragraph" style:parent-style-name="Per_20_defecte_7e_LT_7e_Gliederung_20_3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5" style:display-name="Per defecte~LT~Gliederung 5" style:family="paragraph" style:parent-style-name="Per_20_defecte_7e_LT_7e_Gliederung_20_4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6" style:display-name="Per defecte~LT~Gliederung 6" style:family="paragraph" style:parent-style-name="Per_20_defecte_7e_LT_7e_Gliederung_20_5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7" style:display-name="Per defecte~LT~Gliederung 7" style:family="paragraph" style:parent-style-name="Per_20_defecte_7e_LT_7e_Gliederung_20_6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8" style:display-name="Per defecte~LT~Gliederung 8" style:family="paragraph" style:parent-style-name="Per_20_defecte_7e_LT_7e_Gliederung_20_7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9" style:display-name="Per defecte~LT~Gliederung 9" style:family="paragraph" style:parent-style-name="Per_20_defecte_7e_LT_7e_Gliederung_20_8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Titel" style:display-name="Per defecte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6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6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er_20_defecte_7e_LT_7e_Notizen" style:display-name="Per defecte~LT~Notizen" style:family="paragraph">
      <style:paragraph-properties fo:margin-left="0.6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er_20_defecte_7e_LT_7e_Hintergrundobjekte" style:display-name="Per defecte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er_20_defecte_7e_LT_7e_Hintergrund" style:display-name="Per defecte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Mangal" fo:font-family="Mangal" style:font-family-generic="roman" fo:font-size="18pt" fo:language="es" fo:country="ES" style:letter-kerning="true" style:font-name-asian="Tahoma1" style:font-family-asian="Tahoma" style:font-pitch-asian="variable" style:font-size-asian="18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gray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gray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b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b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b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orang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orang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orang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turquois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turquois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turquois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su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su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su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earth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earth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earth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gree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gree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gree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seetang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seetang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seetang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light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light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light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yello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yello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yello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 style:font-name-complex="Mangal" style:font-family-complex="Mangal" style:font-family-generic-complex="roman"/>
    </style:style>
    <style:style style:name="Objetos_20_de_20_fondo" style:display-name="Objetos de fo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quema_20_1" style:display-name="Esquema 1" style:family="paragraph">
      <style:paragraph-properties fo:margin-left="0cm" fo:margin-right="0cm" fo:margin-top="0cm" fo:margin-bottom="0.499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e_20_sense_20_emplenament_20_ni_20_línia" style:display-name="Objecte sense emplenament ni línia" style:family="paragraph" style:parent-style-name="Predeterminado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er" style:family="paragraph" style:parent-style-name="Standard" style:class="extra"/>
    <style:style style:name="Pics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9pt" fo:language="es" fo:country="ES" style:letter-kerning="true" style:font-name-asian="Tahoma1" style:font-family-asian="Tahoma" style:font-pitch-asian="variable" style:font-size-asian="9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Èmfasi_20_fort" style:display-name="Èmfasi for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/>
    <style:style style:name="Table_20_Contents" style:display-name="Table Contents" style:family="paragraph" style:class="extra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class="extra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ntents_20_3" style:display-name="Contents 3" style:family="paragraph" style:class="index">
      <style:paragraph-properties fo:margin-left="3.173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31.39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s" fo:country="ES" style:letter-kerning="true" style:font-name-asian="Tahoma1" style:font-family-asian="Tahoma" style:font-pitch-asian="variable" style:font-size-asian="11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margin-left="1cm" fo:margin-right="0cm" fo:margin-top="0.101cm" fo:margin-bottom="0cm" style:contextual-spacing="false" fo:text-indent="0cm" style:auto-text-indent="false" fo:background-color="transparent">
        <style:background-image/>
      </style:paragraph-properties>
      <style:text-properties style:font-name="Open Sans" fo:font-family="'Open Sans'" style:font-family-generic="swiss" style:font-pitch="variable" fo:font-size="10pt" style:font-size-asian="10pt" style:font-name-complex="Open Sans" style:font-family-complex="'Open Sans'" style:font-family-generic-complex="swiss" style:font-pitch-complex="variable"/>
    </style:style>
    <style:style style:name="Contents_20_Heading" style:display-name="Contents Heading" style:family="paragraph" style:parent-style-name="Heading" style:class="index">
      <style:paragraph-properties fo:text-align="center" style:justify-single-word="false"/>
      <style:text-properties style:font-name="Open Sans" fo:font-family="'Open Sans'" style:font-family-generic="swiss" style:font-pitch="variable" fo:font-size="16pt" fo:font-weight="bold" style:font-size-asian="16pt" style:font-weight-asian="bold" style:font-name-complex="Open Sans" style:font-family-complex="'Open Sans'" style:font-family-generic-complex="swiss" style:font-pitch-complex="variable"/>
    </style:style>
    <style:style style:name="Enlace_20_de_20_Internet" style:display-name="Enlace de 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80" style:font-name="Times New Roman" fo:font-family="'Times New Roman'" style:font-family-generic="roman" style:font-pitch="variable" fo:font-size="12pt" fo:language="es" fo:country="ES" style:text-underline-style="solid" style:text-underline-width="auto" style:text-underline-color="font-color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Viñetas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OpenSymbol" fo:font-family="OpenSymbol, 'Arial Unicode MS'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nllaç_20_d_27_Internet_20_visitat" style:display-name="Enllaç d'Internet visita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800000" style:font-name="Times New Roman" fo:font-family="'Times New Roman'" style:font-family-generic="roman" style:font-pitch="variable" fo:font-size="12pt" fo:language="es" fo:country="ES" style:text-underline-style="solid" style:text-underline-width="auto" style:text-underline-color="font-color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nllaç_20_d_27_Internet" style:display-name="Enllaç d'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80" style:font-name="Times New Roman" fo:font-family="'Times New Roman'" style:font-family-generic="roman" style:font-pitch="variable" fo:font-size="12pt" fo:language="es" fo:country="ES" style:text-underline-style="solid" style:text-underline-width="auto" style:text-underline-color="font-color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Quotations" style:family="paragraph" style:parent-style-name="Standard" style:class="html"/>
    <style:style style:name="Texto_20_Secciones" style:display-name="Texto Secciones" style:family="paragraph">
      <style:paragraph-properties fo:margin-left="0cm" fo:margin-right="0.245cm" fo:margin-top="0cm" fo:margin-bottom="0cm" style:contextual-spacing="false" fo:text-align="start" style:justify-single-word="false" fo:orphans="2" fo:widows="2" fo:hyphenation-ladder-count="no-limit" fo:text-indent="1.559cm" style:auto-text-indent="false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igura" style:family="paragraph">
      <style:paragraph-properties fo:margin-left="0cm" fo:margin-right="0.245cm" fo:margin-top="1.099cm" fo:margin-bottom="0.33cm" style:contextual-spacing="false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atos_20_autor" style:display-name="Datos autor" style:family="paragraph">
      <style:paragraph-properties fo:margin-top="1.207cm" fo:margin-bottom="1.207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Referencias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ítulo_20_principal" style:display-name="Título principal" style:family="paragraph">
      <style:paragraph-properties fo:margin-left="6.223cm" fo:margin-right="3.951cm" fo:margin-top="1.099cm" fo:margin-bottom="1.099cm" style:contextual-spacing="false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Afiliación_20_autor" style:display-name="Afiliación auto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ítulo_20_Resumen_20_-_20_abstract" style:display-name="Título Resumen - abstract" style:family="paragraph">
      <style:paragraph-properties fo:margin-left="3.112cm" fo:margin-right="3.112cm" fo:margin-top="0.439cm" fo:margin-bottom="0.66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ítulo_20_de_20_Tabla" style:display-name="Título de Tabla" style:family="paragraph">
      <style:paragraph-properties fo:margin-left="1.588cm" fo:margin-right="1.588cm" fo:margin-top="1.207cm" fo:margin-bottom="0.99cm" style:contextual-spacing="false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ie_20_de_20_Figura" style:display-name="Pie de Figura" style:family="paragraph"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ulo_20_palabras_20_clave" style:display-name="Titulo palabras clave" style:family="paragraph">
      <style:paragraph-properties fo:margin-left="3.112cm" fo:margin-right="3.112cm" fo:margin-top="0.877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style="normal" fo:font-weight="bold" style:letter-kerning="true" style:font-name-asian="Tahoma1" style:font-family-asian="Tahoma" style:font-pitch-asian="variable" style:font-size-asian="12pt" style:language-asian="zh" style:country-asian="CN" style:font-style-asian="normal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Resumen" style:display-name="Texto Resumen" style:family="paragraph">
      <style:paragraph-properties fo:margin-left="3.112cm" fo:margin-right="3.112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palabras_20_clave" style:display-name="Texto palabras clave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cuación" style:family="paragraph">
      <style:paragraph-properties fo:margin-top="0.66cm" fo:margin-bottom="0.66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2cm"/>
          <style:tab-stop style:position="3.112cm"/>
          <style:tab-stop style:position="4.001cm"/>
          <style:tab-stop style:position="6.003cm"/>
          <style:tab-stop style:position="8.003cm"/>
          <style:tab-stop style:position="9.999cm"/>
          <style:tab-stop style:position="12cm"/>
          <style:tab-stop style:position="14.002cm"/>
          <style:tab-stop style:position="16.002cm"/>
          <style:tab-stop style:position="18.002cm"/>
          <style:tab-stop style:position="20.003cm"/>
          <style:tab-stop style:position="25.672cm"/>
        </style:tab-stops>
      </style:paragraph-properties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Absatz-Standardschriftar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uente_20_de_20_párrafo_20_predeter." style:display-name="Fuente de párrafo predeter.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Muy_20_destacado" style:display-name="Muy destaca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Símbolos_20_de_20_numeración" style:display-name="Símbolos de numeración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eading_20_1_20_Char" style:display-name="Heading 1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eading_20_2_20_Char" style:display-name="Heading 2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style="italic" fo:font-weight="bold" style:letter-kerning="true" style:font-name-asian="Tahoma1" style:font-family-asian="Tahoma" style:font-pitch-asian="variable" style:font-size-asian="12pt" style:language-asian="zh" style:country-asian="CN" style:font-style-asian="italic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eading_20_3_20_Char" style:display-name="Heading 3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eading_20_4_20_Char" style:display-name="Heading 4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eading_20_5_20_Char" style:display-name="Heading 5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style="italic" fo:font-weight="bold" style:letter-kerning="true" style:font-name-asian="Tahoma1" style:font-family-asian="Tahoma" style:font-pitch-asian="variable" style:font-size-asian="12pt" style:language-asian="zh" style:country-asian="CN" style:font-style-asian="italic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eading_20_6_20_Char" style:display-name="Heading 6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eading_20_7_20_Char" style:display-name="Heading 7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eading_20_8_20_Char" style:display-name="Heading 8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eading_20_9_20_Char" style:display-name="Heading 9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1" fo:font-family="'Liberation Sans', Ari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7e_LT_7e_Gliederung_20_1" style:display-name="Predeterminado~LT~Gliederung 1" style:family="paragraph">
      <style:paragraph-properties fo:margin-left="0cm" fo:margin-right="0cm" fo:margin-top="0cm" fo:margin-bottom="0.499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7e_LT_7e_Notizen" style:display-name="Predeterminado~LT~Notizen" style:family="paragraph">
      <style:paragraph-properties fo:margin-left="0.6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7e_LT_7e_Hintergrundobjekte" style:display-name="Predeterminado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7e_LT_7e_Hintergrund" style:display-name="Predeterminado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Heading" style:next-style-name="Text_20_body" style:class="chapter"/>
    <style:style style:name="Subtitle" style:family="paragraph" style:parent-style-name="Heading" style:next-style-name="Text_20_body" style:class="chapter"/>
    <style:style style:name="Contents_20_1" style:display-name="Contents 1" style:family="paragraph" style:parent-style-name="Index" style:class="index">
      <style:paragraph-properties fo:margin-top="0.3cm" fo:margin-bottom="0cm" style:contextual-spacing="false" fo:line-height="100%"/>
      <style:text-properties style:font-name="Open Sans" fo:font-family="'Open Sans'" style:font-family-generic="swiss" style:font-pitch="variable" style:font-name-complex="Open Sans" style:font-family-complex="'Open Sans'" style:font-family-generic-complex="swiss" style:font-pitch-complex="variable"/>
    </style:style>
    <style:style style:name="Predeterminado_20_3_7e_LT_7e_Gliederung_20_1" style:display-name="Predeterminado 3~LT~Gliederung 1" style:family="paragraph">
      <style:paragraph-properties fo:margin-top="0cm" fo:margin-bottom="0.499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3_7e_LT_7e_Gliederung_20_2" style:display-name="Predeterminado 3~LT~Gliederung 2" style:family="paragraph" style:parent-style-name="Predeterminado_20_3_7e_LT_7e_Gliederung_20_1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font-name-complex="Mangal" style:font-family-complex="Mangal" style:font-family-generic-complex="roman" style:text-emphasize="none"/>
    </style:style>
    <style:style style:name="Predeterminado_20_3_7e_LT_7e_Gliederung_20_3" style:display-name="Predeterminado 3~LT~Gliederung 3" style:family="paragraph" style:parent-style-name="Predeterminado_20_3_7e_LT_7e_Gliederung_20_2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font-name-complex="Mangal" style:font-family-complex="Mangal" style:font-family-generic-complex="roman" style:text-emphasize="none"/>
    </style:style>
    <style:style style:name="Predeterminado_20_3_7e_LT_7e_Gliederung_20_4" style:display-name="Predeterminado 3~LT~Gliederung 4" style:family="paragraph" style:parent-style-name="Predeterminado_20_3_7e_LT_7e_Gliederung_20_3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3_7e_LT_7e_Gliederung_20_5" style:display-name="Predeterminado 3~LT~Gliederung 5" style:family="paragraph" style:parent-style-name="Predeterminado_20_3_7e_LT_7e_Gliederung_20_4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3_7e_LT_7e_Gliederung_20_6" style:display-name="Predeterminado 3~LT~Gliederung 6" style:family="paragraph" style:parent-style-name="Predeterminado_20_3_7e_LT_7e_Gliederung_20_5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3_7e_LT_7e_Gliederung_20_7" style:display-name="Predeterminado 3~LT~Gliederung 7" style:family="paragraph" style:parent-style-name="Predeterminado_20_3_7e_LT_7e_Gliederung_20_6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3_7e_LT_7e_Gliederung_20_8" style:display-name="Predeterminado 3~LT~Gliederung 8" style:family="paragraph" style:parent-style-name="Predeterminado_20_3_7e_LT_7e_Gliederung_20_7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3_7e_LT_7e_Gliederung_20_9" style:display-name="Predeterminado 3~LT~Gliederung 9" style:family="paragraph" style:parent-style-name="Predeterminado_20_3_7e_LT_7e_Gliederung_20_8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3_7e_LT_7e_Titel" style:display-name="Predeterminado 3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3_7e_LT_7e_Untertitel" style:display-name="Predeterminado 3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3_7e_LT_7e_Notizen" style:display-name="Predeterminado 3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3_7e_LT_7e_Hintergrundobjekte" style:display-name="Predeterminado 3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20_3_7e_LT_7e_Hintergrund" style:display-name="Predeterminado 3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20_4_7e_LT_7e_Gliederung_20_1" style:display-name="Predeterminado 4~LT~Gliederung 1" style:family="paragraph">
      <style:paragraph-properties fo:margin-top="0cm" fo:margin-bottom="0.499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4_7e_LT_7e_Gliederung_20_2" style:display-name="Predeterminado 4~LT~Gliederung 2" style:family="paragraph" style:parent-style-name="Predeterminado_20_4_7e_LT_7e_Gliederung_20_1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font-name-complex="Mangal" style:font-family-complex="Mangal" style:font-family-generic-complex="roman" style:text-emphasize="none"/>
    </style:style>
    <style:style style:name="Predeterminado_20_4_7e_LT_7e_Gliederung_20_3" style:display-name="Predeterminado 4~LT~Gliederung 3" style:family="paragraph" style:parent-style-name="Predeterminado_20_4_7e_LT_7e_Gliederung_20_2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font-name-complex="Mangal" style:font-family-complex="Mangal" style:font-family-generic-complex="roman" style:text-emphasize="none"/>
    </style:style>
    <style:style style:name="Predeterminado_20_4_7e_LT_7e_Gliederung_20_4" style:display-name="Predeterminado 4~LT~Gliederung 4" style:family="paragraph" style:parent-style-name="Predeterminado_20_4_7e_LT_7e_Gliederung_20_3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4_7e_LT_7e_Gliederung_20_5" style:display-name="Predeterminado 4~LT~Gliederung 5" style:family="paragraph" style:parent-style-name="Predeterminado_20_4_7e_LT_7e_Gliederung_20_4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4_7e_LT_7e_Gliederung_20_6" style:display-name="Predeterminado 4~LT~Gliederung 6" style:family="paragraph" style:parent-style-name="Predeterminado_20_4_7e_LT_7e_Gliederung_20_5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4_7e_LT_7e_Gliederung_20_7" style:display-name="Predeterminado 4~LT~Gliederung 7" style:family="paragraph" style:parent-style-name="Predeterminado_20_4_7e_LT_7e_Gliederung_20_6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4_7e_LT_7e_Gliederung_20_8" style:display-name="Predeterminado 4~LT~Gliederung 8" style:family="paragraph" style:parent-style-name="Predeterminado_20_4_7e_LT_7e_Gliederung_20_7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4_7e_LT_7e_Gliederung_20_9" style:display-name="Predeterminado 4~LT~Gliederung 9" style:family="paragraph" style:parent-style-name="Predeterminado_20_4_7e_LT_7e_Gliederung_20_8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4_7e_LT_7e_Titel" style:display-name="Predeterminado 4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4_7e_LT_7e_Untertitel" style:display-name="Predeterminado 4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4_7e_LT_7e_Notizen" style:display-name="Predeterminado 4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4_7e_LT_7e_Hintergrundobjekte" style:display-name="Predeterminado 4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20_4_7e_LT_7e_Hintergrund" style:display-name="Predeterminado 4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Salutation" style:family="paragraph" style:parent-style-name="Standard" style:class="text"/>
    <style:style style:name="Encabezado2b" style:family="paragraph" style:parent-style-name="Heading_20_2"/>
    <style:style style:name="Teletip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Courier New" fo:font-family="'Courier New'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fuente" style:display-name="Texto fuen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Courier New" fo:font-family="'Courier New'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acteres_20_de_20_nota_20_final" style:display-name="Caracteres de nota final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acteres_20_de_20_nota_20_al_20_pie" style:display-name="Caracteres de nota al pi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staca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nlace_20_de_20_Internet_20_ya_20_visitado" style:display-name="Enlace de Internet ya visita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800000" style:font-name="Arial" fo:font-family="Arial" style:font-family-generic="swiss" style:font-pitch="variable" fo:font-size="12pt" fo:language="es" fo:country="ES" style:text-underline-style="solid" style:text-underline-width="auto" style:text-underline-color="font-color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ítulo1_7e_LT_7e_Hintergrund" style:display-name="Título1~LT~Hintergrund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ítulo1_7e_LT_7e_Hintergrundobjekte" style:display-name="Título1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ítulo1_7e_LT_7e_Notizen" style:display-name="Título1~LT~Notizen" style:family="paragraph">
      <style:paragraph-properties fo:margin-left="0cm" fo:margin-right="0cm" fo:margin-top="0.28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1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Untertitel" style:display-name="Título1~LT~Untertitel" style:family="paragraph">
      <style:paragraph-properties fo:margin-left="0cm" fo:margin-right="0cm" fo:margin-top="0.497cm" fo:margin-bottom="0cm" style:contextual-spacing="false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Titel" style:display-name="Título1~LT~Titel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1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Gliederung_20_9" style:display-name="Título1~LT~Gliederung 9" style:family="paragraph">
      <style:paragraph-properties fo:margin-left="0cm" fo:margin-right="0cm" fo:margin-top="0.31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Gliederung_20_8" style:display-name="Título1~LT~Gliederung 8" style:family="paragraph">
      <style:paragraph-properties fo:margin-left="0cm" fo:margin-right="0cm" fo:margin-top="0.31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Gliederung_20_7" style:display-name="Título1~LT~Gliederung 7" style:family="paragraph">
      <style:paragraph-properties fo:margin-left="0cm" fo:margin-right="0cm" fo:margin-top="0.31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Gliederung_20_6" style:display-name="Título1~LT~Gliederung 6" style:family="paragraph">
      <style:paragraph-properties fo:margin-left="0cm" fo:margin-right="0cm" fo:margin-top="0.31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Gliederung_20_5" style:display-name="Título1~LT~Gliederung 5" style:family="paragraph">
      <style:paragraph-properties fo:margin-left="0cm" fo:margin-right="0cm" fo:margin-top="0.31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Gliederung_20_4" style:display-name="Título1~LT~Gliederung 4" style:family="paragraph">
      <style:paragraph-properties fo:margin-left="0cm" fo:margin-right="0cm" fo:margin-top="0.31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Gliederung_20_3" style:display-name="Título1~LT~Gliederung 3" style:family="paragraph">
      <style:paragraph-properties fo:margin-left="0cm" fo:margin-right="0cm" fo:margin-top="0.374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4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4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Gliederung_20_2" style:display-name="Título1~LT~Gliederung 2" style:family="paragraph">
      <style:paragraph-properties fo:margin-left="0cm" fo:margin-right="0cm" fo:margin-top="0.432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762cm"/>
          <style:tab-stop style:position="2.962cm"/>
          <style:tab-stop style:position="5.165cm"/>
          <style:tab-stop style:position="7.364cm"/>
          <style:tab-stop style:position="9.564cm"/>
          <style:tab-stop style:position="11.767cm"/>
          <style:tab-stop style:position="13.97cm"/>
          <style:tab-stop style:position="16.17cm"/>
          <style:tab-stop style:position="18.373cm"/>
          <style:tab-stop style:position="20.572cm"/>
          <style:tab-stop style:position="22.775cm"/>
          <style:tab-stop style:position="24.975cm"/>
          <style:tab-stop style:position="27.178cm"/>
          <style:tab-stop style:position="29.378cm"/>
          <style:tab-stop style:position="31.579cm"/>
          <style:tab-stop style:position="33.78cm"/>
          <style:tab-stop style:position="35.982cm"/>
          <style:tab-stop style:position="38.181cm"/>
          <style:tab-stop style:position="40.384cm"/>
          <style:tab-stop style:position="42.584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8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8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ítulo1_7e_LT_7e_Gliederung_20_1" style:display-name="Título1~LT~Gliederung 1" style:family="paragraph">
      <style:paragraph-properties fo:margin-left="0cm" fo:margin-right="0cm" fo:margin-top="0.497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WW-Título1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1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Internet_20_link" style:display-name="Internet link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80" style:font-name="Mangal" fo:font-family="Mangal" style:font-family-generic="roman" fo:font-size="21pt" fo:language="es" fo:country="ES" style:text-underline-style="solid" style:text-underline-width="auto" style:text-underline-color="font-color" style:letter-kerning="true" style:font-name-asian="Tahoma1" style:font-family-asian="Tahoma" style:font-pitch-asian="variable" style:font-size-asian="21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mme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TML_20_Markup" style:display-name="HTML Markup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ff0000" style:font-name="Mangal" fo:font-family="Mang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Variabl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ypewrite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fo:font-size="17.5pt" fo:language="es" fo:country="ES" style:letter-kerning="true" style:font-name-asian="Tahoma1" style:font-family-asian="Tahoma" style:font-pitch-asian="variable" style:font-size-asian="17.5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Strong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fo:font-weight="bold" style:letter-kerning="true" style:font-name-asian="Tahoma1" style:font-family-asian="Tahoma" style:font-pitch-asian="variable" style:font-size-asian="12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Sampl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op_20_of_20_Form" style:display-name="Top of Form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1" fo:font-family="Arial" style:font-family-generic="swiss" fo:font-size="14pt" fo:language="es" fo:country="ES" style:letter-kerning="true" style:font-name-asian="Tahoma1" style:font-family-asian="Tahoma" style:font-pitch-asian="variable" style:font-size-asian="14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ttom_20_of_20_Form" style:display-name="Bottom of Form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1" fo:font-family="Arial" style:font-family-generic="swiss" fo:font-size="14pt" fo:language="es" fo:country="ES" style:letter-kerning="true" style:font-name-asian="Tahoma1" style:font-family-asian="Tahoma" style:font-pitch-asian="variable" style:font-size-asian="14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reformatted" style:family="paragraph">
      <style:paragraph-properties fo:margin-top="0cm" fo:margin-bottom="0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cm"/>
          <style:tab-stop style:position="5.265cm"/>
          <style:tab-stop style:position="10.525cm"/>
          <style:tab-stop style:position="15.79cm"/>
          <style:tab-stop style:position="21.05cm"/>
          <style:tab-stop style:position="26.315cm"/>
          <style:tab-stop style:position="31.577cm"/>
          <style:tab-stop style:position="36.841cm"/>
          <style:tab-stop style:position="42.106cm"/>
          <style:tab-stop style:position="47.366cm"/>
          <style:tab-stop style:position="52.631cm"/>
        </style:tab-stops>
      </style:paragraph-properties>
      <style:text-properties fo:color="#000000" style:font-name="Courier New" fo:font-family="'Courier New'" style:font-family-generic="roman" fo:font-size="17.5pt" fo:language="es" fo:country="ES" style:letter-kerning="true" style:font-name-asian="Tahoma1" style:font-family-asian="Tahoma" style:font-pitch-asian="variable" style:font-size-asian="17.5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Keyboar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fo:font-size="17.5pt" fo:language="es" fo:country="ES" fo:font-weight="bold" style:letter-kerning="true" style:font-name-asian="Tahoma1" style:font-family-asian="Tahoma" style:font-pitch-asian="variable" style:font-size-asian="17.5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llowedHyperlink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800080" style:font-name="Mangal" fo:font-family="Mangal" style:font-family-generic="roman" fo:font-size="12pt" fo:language="es" fo:country="ES" style:text-underline-style="solid" style:text-underline-width="auto" style:text-underline-color="font-color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mphasis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fo:font-style="italic" style:text-underline-style="none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D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fo:font-size="17.5pt" fo:language="es" fo:country="ES" style:letter-kerning="true" style:font-name-asian="Tahoma1" style:font-family-asian="Tahoma" style:font-pitch-asian="variable" style:font-size-asian="17.5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I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lockquote" style:family="paragraph">
      <style:paragraph-properties fo:margin-left="1.976cm" fo:margin-right="1.976cm" fo:margin-top="0.547cm" fo:margin-bottom="0.547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Address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6" style:family="paragraph">
      <style:paragraph-properties fo:margin-top="0.547cm" fo:margin-bottom="0.547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4pt" fo:language="es" fo:country="ES" fo:font-weight="bold" style:letter-kerning="true" style:font-name-asian="Tahoma1" style:font-family-asian="Tahoma" style:font-pitch-asian="variable" style:font-size-asian="14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5" style:family="paragraph">
      <style:paragraph-properties fo:margin-top="0.547cm" fo:margin-bottom="0.547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7.5pt" fo:language="es" fo:country="ES" fo:font-weight="bold" style:letter-kerning="true" style:font-name-asian="Tahoma1" style:font-family-asian="Tahoma" style:font-pitch-asian="variable" style:font-size-asian="17.5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4" style:family="paragraph">
      <style:paragraph-properties fo:margin-top="0.547cm" fo:margin-bottom="0.547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21pt" fo:language="es" fo:country="ES" fo:font-weight="bold" style:letter-kerning="true" style:font-name-asian="Tahoma1" style:font-family-asian="Tahoma" style:font-pitch-asian="variable" style:font-size-asian="21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3" style:family="paragraph">
      <style:paragraph-properties fo:margin-top="0.547cm" fo:margin-bottom="0.547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24.5pt" fo:language="es" fo:country="ES" fo:font-weight="bold" style:letter-kerning="true" style:font-name-asian="Tahoma1" style:font-family-asian="Tahoma" style:font-pitch-asian="variable" style:font-size-asian="24.5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2" style:family="paragraph">
      <style:paragraph-properties fo:margin-top="0.547cm" fo:margin-bottom="0.547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31.5pt" fo:language="es" fo:country="ES" fo:font-weight="bold" style:letter-kerning="true" style:font-name-asian="Tahoma1" style:font-family-asian="Tahoma" style:font-pitch-asian="variable" style:font-size-asian="31.5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H1" style:family="paragraph">
      <style:paragraph-properties fo:margin-top="0.547cm" fo:margin-bottom="0.547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42pt" fo:language="es" fo:country="ES" fo:font-weight="bold" style:letter-kerning="true" style:font-name-asian="Tahoma1" style:font-family-asian="Tahoma" style:font-pitch-asian="variable" style:font-size-asian="42pt" style:language-asian="zh" style:country-asian="CN" style:font-weight-asian="bold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inition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inition_20_List" style:display-name="Definition List" style:family="paragraph">
      <style:paragraph-properties fo:margin-left="1.976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inition_20_Term" style:display-name="Definition Term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Mangal" fo:font-family="Mangal" style:font-family-generic="roman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-Títul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6b2394" style:text-outline="false" style:text-line-through-style="none" style:text-line-through-type="none" style:font-name="Tahoma" fo:font-family="Tahoma" style:font-family-generic="roman" fo:font-size="44pt" fo:language="es" fo:country="ES" fo:font-style="normal" fo:text-shadow="1pt 1pt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Cod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FreeMono" fo:font-family="FreeMono" style:font-family-generic="roman" fo:font-size="8pt" fo:language="es" fo:country="ES" style:letter-kerning="true" style:font-name-asian="Tahoma1" style:font-family-asian="Tahoma" style:font-pitch-asian="variable" style:font-size-asian="8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tiqueta" style:family="paragraph">
      <style:paragraph-properties fo:margin-top="0.374cm" fo:margin-bottom="0.374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Mangal" fo:font-family="Mangal" style:font-family-generic="roman" fo:font-size="12pt" fo:language="es" fo:country="ES" fo:font-style="italic" style:letter-kerning="true" style:font-name-asian="Tahoma1" style:font-family-asian="Tahoma" style:font-pitch-asian="variable" style:font-size-asian="12pt" style:language-asian="zh" style:country-asian="CN" style:font-style-asian="italic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20_1_7e_LT_7e_Gliederung_20_1" style:display-name="Predeterminado 1~LT~Gliederung 1" style:family="paragraph">
      <style:paragraph-properties fo:margin-top="0cm" fo:margin-bottom="0.499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1_7e_LT_7e_Gliederung_20_2" style:display-name="Predeterminado 1~LT~Gliederung 2" style:family="paragraph" style:parent-style-name="Predeterminado_20_1_7e_LT_7e_Gliederung_20_1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font-name-complex="Mangal" style:font-family-complex="Mangal" style:font-family-generic-complex="roman" style:text-emphasize="none"/>
    </style:style>
    <style:style style:name="Predeterminado_20_1_7e_LT_7e_Gliederung_20_3" style:display-name="Predeterminado 1~LT~Gliederung 3" style:family="paragraph" style:parent-style-name="Predeterminado_20_1_7e_LT_7e_Gliederung_20_2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font-name-complex="Mangal" style:font-family-complex="Mangal" style:font-family-generic-complex="roman" style:text-emphasize="none"/>
    </style:style>
    <style:style style:name="Predeterminado_20_1_7e_LT_7e_Gliederung_20_4" style:display-name="Predeterminado 1~LT~Gliederung 4" style:family="paragraph" style:parent-style-name="Predeterminado_20_1_7e_LT_7e_Gliederung_20_3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1_7e_LT_7e_Gliederung_20_5" style:display-name="Predeterminado 1~LT~Gliederung 5" style:family="paragraph" style:parent-style-name="Predeterminado_20_1_7e_LT_7e_Gliederung_20_4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1_7e_LT_7e_Gliederung_20_6" style:display-name="Predeterminado 1~LT~Gliederung 6" style:family="paragraph" style:parent-style-name="Predeterminado_20_1_7e_LT_7e_Gliederung_20_5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1_7e_LT_7e_Gliederung_20_7" style:display-name="Predeterminado 1~LT~Gliederung 7" style:family="paragraph" style:parent-style-name="Predeterminado_20_1_7e_LT_7e_Gliederung_20_6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1_7e_LT_7e_Gliederung_20_8" style:display-name="Predeterminado 1~LT~Gliederung 8" style:family="paragraph" style:parent-style-name="Predeterminado_20_1_7e_LT_7e_Gliederung_20_7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1_7e_LT_7e_Gliederung_20_9" style:display-name="Predeterminado 1~LT~Gliederung 9" style:family="paragraph" style:parent-style-name="Predeterminado_20_1_7e_LT_7e_Gliederung_20_8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1_7e_LT_7e_Titel" style:display-name="Predeterminado 1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1_7e_LT_7e_Notizen" style:display-name="Predeterminado 1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1_7e_LT_7e_Hintergrundobjekte" style:display-name="Predeterminado 1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20_1_7e_LT_7e_Hintergrund" style:display-name="Predeterminado 1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20_2_7e_LT_7e_Gliederung_20_1" style:display-name="Predeterminado 2~LT~Gliederung 1" style:family="paragraph">
      <style:paragraph-properties fo:margin-top="0cm" fo:margin-bottom="0.499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2_7e_LT_7e_Gliederung_20_2" style:display-name="Predeterminado 2~LT~Gliederung 2" style:family="paragraph" style:parent-style-name="Predeterminado_20_2_7e_LT_7e_Gliederung_20_1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font-name-complex="Mangal" style:font-family-complex="Mangal" style:font-family-generic-complex="roman" style:text-emphasize="none"/>
    </style:style>
    <style:style style:name="Predeterminado_20_2_7e_LT_7e_Gliederung_20_3" style:display-name="Predeterminado 2~LT~Gliederung 3" style:family="paragraph" style:parent-style-name="Predeterminado_20_2_7e_LT_7e_Gliederung_20_2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font-name-complex="Mangal" style:font-family-complex="Mangal" style:font-family-generic-complex="roman" style:text-emphasize="none"/>
    </style:style>
    <style:style style:name="Predeterminado_20_2_7e_LT_7e_Gliederung_20_4" style:display-name="Predeterminado 2~LT~Gliederung 4" style:family="paragraph" style:parent-style-name="Predeterminado_20_2_7e_LT_7e_Gliederung_20_3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2_7e_LT_7e_Gliederung_20_5" style:display-name="Predeterminado 2~LT~Gliederung 5" style:family="paragraph" style:parent-style-name="Predeterminado_20_2_7e_LT_7e_Gliederung_20_4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2_7e_LT_7e_Gliederung_20_6" style:display-name="Predeterminado 2~LT~Gliederung 6" style:family="paragraph" style:parent-style-name="Predeterminado_20_2_7e_LT_7e_Gliederung_20_5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2_7e_LT_7e_Gliederung_20_7" style:display-name="Predeterminado 2~LT~Gliederung 7" style:family="paragraph" style:parent-style-name="Predeterminado_20_2_7e_LT_7e_Gliederung_20_6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2_7e_LT_7e_Gliederung_20_8" style:display-name="Predeterminado 2~LT~Gliederung 8" style:family="paragraph" style:parent-style-name="Predeterminado_20_2_7e_LT_7e_Gliederung_20_7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2_7e_LT_7e_Gliederung_20_9" style:display-name="Predeterminado 2~LT~Gliederung 9" style:family="paragraph" style:parent-style-name="Predeterminado_20_2_7e_LT_7e_Gliederung_20_8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Mangal" style:font-family-complex="Mangal" style:font-family-generic-complex="roman" style:text-emphasize="none"/>
    </style:style>
    <style:style style:name="Predeterminado_20_2_7e_LT_7e_Titel" style:display-name="Predeterminado 2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2_7e_LT_7e_Untertitel" style:display-name="Predeterminado 2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2_7e_LT_7e_Notizen" style:display-name="Predeterminado 2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redeterminado_20_2_7e_LT_7e_Hintergrundobjekte" style:display-name="Predeterminado 2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20_2_7e_LT_7e_Hintergrund" style:display-name="Predeterminado 2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er_20_defecte_20_1_7e_LT_7e_Gliederung_20_1" style:display-name="Per defecte 1~LT~Gliederung 1" style:family="paragraph">
      <style:paragraph-properties fo:margin-left="0cm" fo:margin-right="0cm" fo:margin-top="0cm" fo:margin-bottom="0.499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er_20_defecte_20_1_7e_LT_7e_Gliederung_20_2" style:display-name="Per defecte 1~LT~Gliederung 2" style:family="paragraph" style:parent-style-name="Per_20_defecte_20_1_7e_LT_7e_Gliederung_20_1">
      <style:paragraph-properties fo:margin-left="0cm" fo:margin-right="0cm" fo:margin-top="0cm" fo:margin-bottom="0.399cm" style:contextual-spacing="false" fo:text-indent="0cm" style:auto-text-indent="false"/>
      <style:text-properties fo:color="#000000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er_20_defecte_20_1_7e_LT_7e_Gliederung_20_3" style:display-name="Per defecte 1~LT~Gliederung 3" style:family="paragraph" style:parent-style-name="Per_20_defecte_20_1_7e_LT_7e_Gliederung_20_2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er_20_defecte_20_1_7e_LT_7e_Gliederung_20_4" style:display-name="Per defecte 1~LT~Gliederung 4" style:family="paragraph" style:parent-style-name="Per_20_defecte_20_1_7e_LT_7e_Gliederung_20_3">
      <style:paragraph-properties fo:margin-left="0cm" fo:margin-right="0cm" fo:margin-top="0cm" fo:margin-bottom="0.198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5" style:display-name="Per defecte 1~LT~Gliederung 5" style:family="paragraph" style:parent-style-name="Per_20_defecte_20_1_7e_LT_7e_Gliederung_20_4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6" style:display-name="Per defecte 1~LT~Gliederung 6" style:family="paragraph" style:parent-style-name="Per_20_defecte_20_1_7e_LT_7e_Gliederung_20_5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7" style:display-name="Per defecte 1~LT~Gliederung 7" style:family="paragraph" style:parent-style-name="Per_20_defecte_20_1_7e_LT_7e_Gliederung_20_6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8" style:display-name="Per defecte 1~LT~Gliederung 8" style:family="paragraph" style:parent-style-name="Per_20_defecte_20_1_7e_LT_7e_Gliederung_20_7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9" style:display-name="Per defecte 1~LT~Gliederung 9" style:family="paragraph" style:parent-style-name="Per_20_defecte_20_1_7e_LT_7e_Gliederung_20_8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Titel" style:display-name="Per defecte 1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Arial" fo:font-family="Arial" style:font-family-generic="swiss" style:font-pitch="variable" fo:font-size="44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er_20_defecte_20_1_7e_LT_7e_Untertitel" style:display-name="Per defecte 1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er_20_defecte_20_1_7e_LT_7e_Notizen" style:display-name="Per defecte 1~LT~Notizen" style:family="paragraph">
      <style:paragraph-properties fo:margin-left="0.6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Arial" fo:font-family="Arial" style:font-family-generic="swiss" style:font-pitch="variable" fo:font-size="28pt" fo:language="es" fo:country="ES" fo:font-style="normal" fo:text-shadow="none" style:text-underline-style="none" fo:font-weight="normal" style:letter-kerning="true" style:font-name-asian="Tahoma1" style:font-family-asian="Tahoma" style:font-pitch-asian="variable" style:font-size-asian="28pt" style:language-asian="zh" style:country-asian="CN" style:font-style-asian="normal" style:font-weight-asian="normal" style:font-name-complex="Liberation Sans2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er_20_defecte_20_1_7e_LT_7e_Hintergrundobjekte" style:display-name="Per defecte 1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er_20_defecte_20_1_7e_LT_7e_Hintergrund" style:display-name="Per defecte 1~LT~Hintergrund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es" fo:country="ES" style:letter-kerning="true" style:font-name-asian="Tahoma1" style:font-family-asian="Tahoma" style:font-pitch-asian="variable" style:font-size-asian="12pt" style:language-asian="zh" style:country-asian="CN" style:font-name-complex="Liberation Sans2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1" fo:font-family="Symbol" style:font-name-complex="Symbol1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ymbol1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ymbol1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ymbol1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ymbol1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ymbol1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ymbol1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ymbol1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ymbol1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101cm" fo:line-height="100%" fo:text-align="end" style:justify-single-word="false" fo:text-indent="0cm" style:auto-text-indent="fals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weight-complex="normal" style:text-emphasize="none"/>
    </style:style>
    <style:style style:name="MP2" style:family="paragraph" style:parent-style-name="Footer">
      <style:paragraph-properties fo:margin-top="0cm" fo:margin-bottom="0cm" style:contextual-spacing="false" fo:line-height="100%" fo:text-align="start" style:justify-single-word="false" text:number-lines="false" text:line-number="0">
        <style:tab-stops>
          <style:tab-stop style:position="8.795cm" style:type="center"/>
          <style:tab-stop style:position="18.113cm" style:type="right"/>
        </style:tab-stops>
      </style:paragraph-properties>
      <style:text-properties fo:color="#000000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Open Sans" style:font-size-complex="14pt" style:text-emphasize="none"/>
    </style:style>
    <style:style style:name="MP3" style:family="paragraph" style:parent-style-name="Footer">
      <style:paragraph-properties fo:margin-top="0cm" fo:margin-bottom="0cm" style:contextual-spacing="false" fo:line-height="100%" fo:text-align="start" style:justify-single-word="false" text:number-lines="false" text:line-number="0">
        <style:tab-stops>
          <style:tab-stop style:position="8.795cm" style:type="center"/>
          <style:tab-stop style:position="18.113cm" style:type="right"/>
        </style:tab-stops>
      </style:paragraph-properties>
      <style:text-properties fo:color="#000000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Open Sans" style:font-size-complex="14pt" style:font-weight-complex="normal" style:text-emphasize="none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style:font-name="Open Sans" fo:font-size="9pt" style:font-size-asian="9pt" style:font-size-complex="9pt"/>
    </style:style>
    <style:style style:name="MT1" style:family="text">
      <style:text-properties style:font-name-complex="Open Sans"/>
    </style:style>
    <style:page-layout style:name="Mpm1">
      <style:page-layout-properties fo:page-width="21.001cm" fo:page-height="29.7cm" style:num-format="1" style:print-orientation="portrait" fo:margin-top="1.341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06cm" fo:margin-left="0cm" fo:margin-right="0cm" fo:margin-bottom="0.607cm" style:dynamic-spacing="true"/>
      </style:header-style>
      <style:footer-style>
        <style:header-footer-properties fo:min-height="0.981cm" fo:margin-left="0cm" fo:margin-right="0cm" fo:margin-top="0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2cm" fo:margin-left="4.5cm" fo:margin-right="2.6cm" style:writing-mode="lr-tb" style:layout-grid-color="#c0c0c0" style:layout-grid-lines="47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94cm" fo:margin-left="0cm" fo:margin-right="0cm" fo:margin-bottom="2.6cm" style:dynamic-spacing="true"/>
      </style:header-style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01-2015</text:p>
      </style:footer>
    </style:master-page>
    <style:master-page style:name="Converteix_20_1" style:display-name="Converteix 1" style:page-layout-name="Mpm2">
      <style:header>
        <text:p text:style-name="MP2">Giswater</text:p>
        <text:p text:style-name="MP3">References and usefull links</text:p>
      </style:header>
      <style:footer>
        <text:p text:style-name="MP4"/>
        <text:p text:style-name="MP5"><text:page-number text:select-page="current">7</text:page-number><text:span text:style-name="MT1">/</text:span><text:page-count style:num-format="1"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20:05:26.654000000</meta:creation-date>
    <dc:creator>Xavier Torret </dc:creator>
    <dc:date>2015-02-02T12:57:11.538000000</dc:date>
    <meta:print-date>2014-09-20T20:34:00</meta:print-date>
    <meta:editing-cycles>107</meta:editing-cycles>
    <meta:editing-duration>PT14H52M25S</meta:editing-duration>
    <meta:generator>LibreOffice/4.2.5.2$Windows_x86 LibreOffice_project/61cb170a04bb1f12e77c884eab9192be736ec5f5</meta:generator>
    <meta:document-statistic meta:table-count="0" meta:image-count="0" meta:object-count="0" meta:page-count="7" meta:paragraph-count="142" meta:word-count="691" meta:character-count="6621" meta:non-whitespace-character-count="5757"/>
  </office:meta>
</office:document-meta>
</file>